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7283in"/>
    </style:style>
    <style:style style:name="co13" style:family="table-column">
      <style:table-column-properties fo:break-before="auto" style:column-width="0.8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D3"/>
    </style:style>
    <style:style style:name="ce8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F3"/>
    </style:style>
    <style:style style:name="ce9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H3"/>
    </style:style>
    <style:style style:name="ce10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J3"/>
    </style:style>
  </office:automatic-styles>
  <office:body>
    <office:spreadsheet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%)</text:p>
          </table:table-cell>
          <table:table-cell table:number-columns-repeated="2" office:value-type="string" calcext:value-type="string">
            <text:p>Number of Actions (%)</text:p>
          </table:table-cell>
          <table:table-cell table:number-columns-repeated="2" office:value-type="string" calcext:value-type="string">
            <text:p>Memory Usage (%)</text:p>
          </table:table-cell>
          <table:table-cell table:number-columns-repeated="2" office:value-type="string" calcext:value-type="string">
            <text:p>Processing Time (%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3317" calcext:value-type="float">
            <text:p>0.3317</text:p>
          </table:table-cell>
          <table:table-cell office:value-type="float" office:value="6.2611" calcext:value-type="float">
            <text:p>6.2611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4353" calcext:value-type="float">
            <text:p>0.4353</text:p>
          </table:table-cell>
          <table:table-cell office:value-type="float" office:value="2.6449" calcext:value-type="float">
            <text:p>2.6449</text:p>
          </table:table-cell>
          <table:table-cell office:value-type="float" office:value="0.1039" calcext:value-type="float">
            <text:p>0.1039</text:p>
          </table:table-cell>
          <table:table-cell office:value-type="float" office:value="7.3891" calcext:value-type="float">
            <text:p>7.3891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553" calcext:value-type="float">
            <text:p>0.9553</text:p>
          </table:table-cell>
          <table:table-cell office:value-type="float" office:value="1.2308" calcext:value-type="float">
            <text:p>1.2308</text:p>
          </table:table-cell>
          <table:table-cell office:value-type="float" office:value="0.2673" calcext:value-type="float">
            <text:p>0.2673</text:p>
          </table:table-cell>
          <table:table-cell office:value-type="float" office:value="12.8603" calcext:value-type="float">
            <text:p>12.860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9579" calcext:value-type="float">
            <text:p>0.9579</text:p>
          </table:table-cell>
          <table:table-cell office:value-type="float" office:value="1.4211" calcext:value-type="float">
            <text:p>1.4211</text:p>
          </table:table-cell>
          <table:table-cell office:value-type="float" office:value="0.2332" calcext:value-type="float">
            <text:p>0.2332</text:p>
          </table:table-cell>
          <table:table-cell office:value-type="float" office:value="13.6153" calcext:value-type="float">
            <text:p>13.6153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6759" calcext:value-type="float">
            <text:p>0.6759</text:p>
          </table:table-cell>
          <table:table-cell office:value-type="float" office:value="1.0612" calcext:value-type="float">
            <text:p>1.0612</text:p>
          </table:table-cell>
          <table:table-cell office:value-type="float" office:value="0.3029" calcext:value-type="float">
            <text:p>0.3029</text:p>
          </table:table-cell>
          <table:table-cell office:value-type="float" office:value="8.6563" calcext:value-type="float">
            <text:p>8.6563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9601" calcext:value-type="float">
            <text:p>0.9601</text:p>
          </table:table-cell>
          <table:table-cell office:value-type="float" office:value="1.8835" calcext:value-type="float">
            <text:p>1.8835</text:p>
          </table:table-cell>
          <table:table-cell office:value-type="float" office:value="0.1699" calcext:value-type="float">
            <text:p>0.1699</text:p>
          </table:table-cell>
          <table:table-cell office:value-type="float" office:value="6.7742" calcext:value-type="float">
            <text:p>6.7742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7652" calcext:value-type="float">
            <text:p>0.7652</text:p>
          </table:table-cell>
          <table:table-cell office:value-type="float" office:value="1.2308" calcext:value-type="float">
            <text:p>1.2308</text:p>
          </table:table-cell>
          <table:table-cell office:value-type="float" office:value="0.2673" calcext:value-type="float">
            <text:p>0.2673</text:p>
          </table:table-cell>
          <table:table-cell office:value-type="float" office:value="11.0123" calcext:value-type="float">
            <text:p>11.0123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9702" calcext:value-type="float">
            <text:p>1.9702</text:p>
          </table:table-cell>
          <table:table-cell office:value-type="float" office:value="0.1604" calcext:value-type="float">
            <text:p>0.1604</text:p>
          </table:table-cell>
          <table:table-cell office:value-type="float" office:value="7.944" calcext:value-type="float">
            <text:p>7.94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8943" calcext:value-type="float">
            <text:p>0.8943</text:p>
          </table:table-cell>
          <table:table-cell office:value-type="float" office:value="2.201" calcext:value-type="float">
            <text:p>2.201</text:p>
          </table:table-cell>
          <table:table-cell office:value-type="float" office:value="0.1379" calcext:value-type="float">
            <text:p>0.137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2.025" calcext:value-type="float">
            <text:p>2.025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625" calcext:value-type="float">
            <text:p>0.62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6971" calcext:value-type="float">
            <text:p>0.6971</text:p>
          </table:table-cell>
          <table:table-cell office:value-type="float" office:value="2.6099" calcext:value-type="float">
            <text:p>2.6099</text:p>
          </table:table-cell>
          <table:table-cell office:value-type="float" office:value="0.1062" calcext:value-type="float">
            <text:p>0.106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8278" calcext:value-type="float">
            <text:p>0.8278</text:p>
          </table:table-cell>
          <table:table-cell office:value-type="float" office:value="7.252" calcext:value-type="float">
            <text:p>7.252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3413" calcext:value-type="float">
            <text:p>0.3413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7188" calcext:value-type="float">
            <text:p>0.7188</text:p>
          </table:table-cell>
          <table:table-cell office:value-type="float" office:value="7.5747" calcext:value-type="float">
            <text:p>7.5747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9025" calcext:value-type="float">
            <text:p>0.9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6179" calcext:value-type="float">
            <text:p>4.6179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245" calcext:value-type="float">
            <text:p>0.24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869" calcext:value-type="float">
            <text:p>0.869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6262" calcext:value-type="float">
            <text:p>0.6262</text:p>
          </table:table-cell>
          <table:table-cell office:value-type="float" office:value="2.4031" calcext:value-type="float">
            <text:p>2.4031</text:p>
          </table:table-cell>
          <table:table-cell office:value-type="float" office:value="0.1211" calcext:value-type="float">
            <text:p>0.121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  <table:table-cell office:value-type="float" office:value="5.6005" calcext:value-type="float">
            <text:p>5.600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7583" calcext:value-type="float">
            <text:p>0.7583</text:p>
          </table:table-cell>
          <table:table-cell office:value-type="float" office:value="4.0029" calcext:value-type="float">
            <text:p>4.0029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4293" calcext:value-type="float">
            <text:p>0.4293</text:p>
          </table:table-cell>
          <table:table-cell office:value-type="float" office:value="0.443" calcext:value-type="float">
            <text:p>0.443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7605" calcext:value-type="float">
            <text:p>0.76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544" calcext:value-type="float">
            <text:p>0.544</text:p>
          </table:table-cell>
          <table:table-cell office:value-type="float" office:value="3.1652" calcext:value-type="float">
            <text:p>3.1652</text:p>
          </table:table-cell>
          <table:table-cell office:value-type="float" office:value="0.0752" calcext:value-type="float">
            <text:p>0.075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321" calcext:value-type="float">
            <text:p>0.321</text:p>
          </table:table-cell>
          <table:table-cell office:value-type="float" office:value="3.482" calcext:value-type="float">
            <text:p>3.48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8179" calcext:value-type="float">
            <text:p>0.8179</text:p>
          </table:table-cell>
          <table:table-cell office:value-type="float" office:value="1.3748" calcext:value-type="float">
            <text:p>1.3748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918" calcext:value-type="float">
            <text:p>0.918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7564" calcext:value-type="float">
            <text:p>0.756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6909" calcext:value-type="float">
            <text:p>0.6909</text:p>
          </table:table-cell>
          <table:table-cell office:value-type="float" office:value="2.3984" calcext:value-type="float">
            <text:p>2.3984</text:p>
          </table:table-cell>
          <table:table-cell office:value-type="float" office:value="0.1215" calcext:value-type="float">
            <text:p>0.12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042" calcext:value-type="float">
            <text:p>0.042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359" calcext:value-type="float">
            <text:p>0.359</text:p>
          </table:table-cell>
          <table:table-cell office:value-type="float" office:value="1.2756" calcext:value-type="float">
            <text:p>1.2756</text:p>
          </table:table-cell>
          <table:table-cell office:value-type="float" office:value="0.2587" calcext:value-type="float">
            <text:p>0.258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6584" calcext:value-type="float">
            <text:p>0.6584</text:p>
          </table:table-cell>
          <table:table-cell office:value-type="float" office:value="2.2277" calcext:value-type="float">
            <text:p>2.2277</text:p>
          </table:table-cell>
          <table:table-cell office:value-type="float" office:value="0.1356" calcext:value-type="float">
            <text:p>0.135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06" calcext:value-type="float">
            <text:p>0.06</text:p>
          </table:table-cell>
          <table:table-cell office:value-type="float" office:value="0.8065" calcext:value-type="float">
            <text:p>0.8065</text:p>
          </table:table-cell>
          <table:table-cell office:value-type="float" office:value="2.4252" calcext:value-type="float">
            <text:p>2.4252</text:p>
          </table:table-cell>
          <table:table-cell office:value-type="float" office:value="0.1194" calcext:value-type="float">
            <text:p>0.119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354" calcext:value-type="float">
            <text:p>0.354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6853" calcext:value-type="float">
            <text:p>0.6853</text:p>
          </table:table-cell>
          <table:table-cell office:value-type="float" office:value="1.1424" calcext:value-type="float">
            <text:p>1.1424</text:p>
          </table:table-cell>
          <table:table-cell office:value-type="float" office:value="0.2851" calcext:value-type="float">
            <text:p>0.285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486" calcext:value-type="float">
            <text:p>0.48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8549" calcext:value-type="float">
            <text:p>0.854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606" calcext:value-type="float">
            <text:p>0.606</text:p>
          </table:table-cell>
          <table:table-cell office:value-type="float" office:value="1.9099" calcext:value-type="float">
            <text:p>1.9099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7363" calcext:value-type="float">
            <text:p>0.7363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005" calcext:value-type="float">
            <text:p>0.005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005" calcext:value-type="float">
            <text:p>0.005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419" calcext:value-type="float">
            <text:p>0.941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082" calcext:value-type="float">
            <text:p>0.082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7387" calcext:value-type="float">
            <text:p>0.738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8689" calcext:value-type="float">
            <text:p>0.8689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7536" calcext:value-type="float">
            <text:p>0.7536</text:p>
          </table:table-cell>
          <table:table-cell office:value-type="float" office:value="1.6836" calcext:value-type="float">
            <text:p>1.6836</text:p>
          </table:table-cell>
          <table:table-cell office:value-type="float" office:value="0.1944" calcext:value-type="float">
            <text:p>0.194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9795" calcext:value-type="float">
            <text:p>0.97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6219" calcext:value-type="float">
            <text:p>0.621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8271" calcext:value-type="float">
            <text:p>0.827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9052" calcext:value-type="float">
            <text:p>0.9052</text:p>
          </table:table-cell>
          <table:table-cell office:value-type="float" office:value="1.4192" calcext:value-type="float">
            <text:p>1.4192</text:p>
          </table:table-cell>
          <table:table-cell office:value-type="float" office:value="0.2335" calcext:value-type="float">
            <text:p>0.233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9806" calcext:value-type="float">
            <text:p>0.980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084" calcext:value-type="float">
            <text:p>0.084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084" calcext:value-type="float">
            <text:p>0.084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217" calcext:value-type="float">
            <text:p>0.217</text:p>
          </table:table-cell>
          <table:table-cell office:value-type="float" office:value="0.6414" calcext:value-type="float">
            <text:p>0.64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9716" calcext:value-type="float">
            <text:p>0.9716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5028" calcext:value-type="float">
            <text:p>0.502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002" calcext:value-type="float">
            <text:p>0.002</text:p>
          </table:table-cell>
          <table:table-cell office:value-type="float" office:value="0.9647" calcext:value-type="float">
            <text:p>0.9647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8575" calcext:value-type="float">
            <text:p>0.857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885" calcext:value-type="float">
            <text:p>0.885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582" calcext:value-type="float">
            <text:p>0.582</text:p>
          </table:table-cell>
          <table:table-cell office:value-type="float" office:value="0.068" calcext:value-type="float">
            <text:p>0.068</text:p>
          </table:table-cell>
          <table:table-cell office:value-type="float" office:value="0.7942" calcext:value-type="float">
            <text:p>0.794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9716" calcext:value-type="float">
            <text:p>0.9716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3356" calcext:value-type="float">
            <text:p>0.335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006" calcext:value-type="float">
            <text:p>0.006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006" calcext:value-type="float">
            <text:p>0.006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6379" calcext:value-type="float">
            <text:p>0.637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office:value-type="float" office:value="0.772" calcext:value-type="float">
            <text:p>0.772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582" calcext:value-type="float">
            <text:p>0.582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6635" calcext:value-type="float">
            <text:p>0.6635</text:p>
          </table:table-cell>
        </table:table-row>
      </table:table>
      <table:table table:name="clean" table:style-name="ta1">
        <table:table-column table:style-name="co8" table:default-cell-style-name="ce4"/>
        <table:table-column table:style-name="co9" table:default-cell-style-name="ce4"/>
        <table:table-column table:style-name="co8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number-columns-repeated="2" table:default-cell-style-name="ce6"/>
        <table:table-column table:style-name="co13" table:number-columns-repeated="2" table:default-cell-style-name="ce6"/>
        <table:table-column table:style-name="co7" table:number-columns-repeated="1014" table:default-cell-style-name="ce6"/>
        <table:table-row table:style-name="ro1">
          <table:table-cell table:style-name="ce1" table:formula="of:=[raw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.B1]" office:value-type="string" office:string-value="Pair" calcext:value-type="string">
            <text:p>Pair</text:p>
          </table:covered-table-cell>
          <table:table-cell table:style-name="ce1" table:formula="of:=[raw.C1]" office:value-type="string" office:string-value="Makespan (%)" calcext:value-type="string" table:number-columns-spanned="2" table:number-rows-spanned="1">
            <text:p>Makespan (%)</text:p>
          </table:table-cell>
          <table:covered-table-cell table:style-name="ce2" table:formula="of:=[raw.D1]" office:value-type="string" office:string-value="Makespan (%)" calcext:value-type="string">
            <text:p>Makespan (%)</text:p>
          </table:covered-table-cell>
          <table:table-cell table:style-name="ce1" table:formula="of:=[raw.E1]" office:value-type="string" office:string-value="Number of Actions (%)" calcext:value-type="string" table:number-columns-spanned="2" table:number-rows-spanned="1">
            <text:p>Number of Actions (%)</text:p>
          </table:table-cell>
          <table:covered-table-cell table:style-name="ce2" table:formula="of:=[raw.F1]" office:value-type="string" office:string-value="Number of Actions (%)" calcext:value-type="string">
            <text:p>Number of Actions (%)</text:p>
          </table:covered-table-cell>
          <table:table-cell table:style-name="ce1" table:formula="of:=[raw.G1]" office:value-type="string" office:string-value="Memory Usage (%)" calcext:value-type="string" table:number-columns-spanned="2" table:number-rows-spanned="1">
            <text:p>Memory Usage (%)</text:p>
          </table:table-cell>
          <table:covered-table-cell table:style-name="ce2" table:formula="of:=[raw.H1]" office:value-type="string" office:string-value="Memory Usage (%)" calcext:value-type="string">
            <text:p>Memory Usage (%)</text:p>
          </table:covered-table-cell>
          <table:table-cell table:style-name="ce1" table:formula="of:=[raw.I1]" office:value-type="string" office:string-value="Processing Time (%)" calcext:value-type="string" table:number-columns-spanned="2" table:number-rows-spanned="1">
            <text:p>Processing Time (%)</text:p>
          </table:table-cell>
          <table:covered-table-cell table:style-name="ce2" table:formula="of:=[raw.J1]" office:value-type="string" office:string-value="Processing Time (%)" calcext:value-type="string">
            <text:p>Processing Time (%)</text:p>
          </table:covered-table-cell>
          <table:table-cell table:number-columns-repeated="1014"/>
        </table:table-row>
        <table:table-row table:style-name="ro1">
          <table:table-cell table:style-name="ce2" table:formula="of:=[raw.A2]" office:value-type="string" office:string-value="Tool A" calcext:value-type="string">
            <text:p>Tool A</text:p>
          </table:table-cell>
          <table:table-cell table:style-name="ce2" table:formula="of:=[raw.B2]" office:value-type="string" office:string-value="Tool B" calcext:value-type="string">
            <text:p>Tool B</text:p>
          </table:table-cell>
          <table:table-cell table:style-name="ce2" table:formula="of:=[raw.C2]" office:value-type="string" office:string-value="H" calcext:value-type="string">
            <text:p>H</text:p>
          </table:table-cell>
          <table:table-cell table:style-name="ce2" table:formula="of:=[raw.D2]" office:value-type="string" office:string-value="p" calcext:value-type="string">
            <text:p>p</text:p>
          </table:table-cell>
          <table:table-cell table:style-name="ce2" table:formula="of:=[raw.E2]" office:value-type="string" office:string-value="H" calcext:value-type="string">
            <text:p>H</text:p>
          </table:table-cell>
          <table:table-cell table:style-name="ce2" table:formula="of:=[raw.F2]" office:value-type="string" office:string-value="p" calcext:value-type="string">
            <text:p>p</text:p>
          </table:table-cell>
          <table:table-cell table:style-name="ce2" table:formula="of:=[raw.G2]" office:value-type="string" office:string-value="H" calcext:value-type="string">
            <text:p>H</text:p>
          </table:table-cell>
          <table:table-cell table:style-name="ce2" table:formula="of:=[raw.H2]" office:value-type="string" office:string-value="p" calcext:value-type="string">
            <text:p>p</text:p>
          </table:table-cell>
          <table:table-cell table:style-name="ce2" table:formula="of:=[raw.I2]" office:value-type="string" office:string-value="H" calcext:value-type="string">
            <text:p>H</text:p>
          </table:table-cell>
          <table:table-cell table:style-name="ce2" table:formula="of:=[raw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.A3]" office:value-type="string" office:string-value="PA" calcext:value-type="string">
            <text:p>PA</text:p>
          </table:table-cell>
          <table:table-cell table:style-name="ce3" table:formula="of:=[raw.B3]" office:value-type="string" office:string-value="CFP" calcext:value-type="string">
            <text:p>CFP</text:p>
          </table:table-cell>
          <table:table-cell table:style-name="ce5" table:formula="of:=[raw.C3]" office:value-type="float" office:value="0.9611" calcext:value-type="float">
            <text:p>0.961</text:p>
          </table:table-cell>
          <table:table-cell table:style-name="ce7" table:formula="of:=[raw.D3]" office:value-type="float" office:value="0.3269" calcext:value-type="float">
            <text:p>0.327</text:p>
          </table:table-cell>
          <table:table-cell table:style-name="ce5" table:formula="of:=[raw.E3]" office:value-type="float" office:value="0.0441" calcext:value-type="float">
            <text:p>0.044</text:p>
          </table:table-cell>
          <table:table-cell table:style-name="ce8" table:formula="of:=[raw.F3]" office:value-type="float" office:value="0.8336" calcext:value-type="float">
            <text:p>0.834</text:p>
          </table:table-cell>
          <table:table-cell table:style-name="ce5" table:formula="of:=[raw.G3]" office:value-type="float" office:value="0.5303" calcext:value-type="float">
            <text:p>0.530</text:p>
          </table:table-cell>
          <table:table-cell table:style-name="ce9" table:formula="of:=[raw.H3]" office:value-type="float" office:value="0.4665" calcext:value-type="float">
            <text:p>0.467</text:p>
          </table:table-cell>
          <table:table-cell table:style-name="ce5" table:formula="of:=[raw.I3]" office:value-type="float" office:value="0.8192" calcext:value-type="float">
            <text:p>0.819</text:p>
          </table:table-cell>
          <table:table-cell table:style-name="ce10" table:formula="of:=[raw.J3]" office:value-type="float" office:value="0.3654" calcext:value-type="float">
            <text:p>0.365</text:p>
          </table:table-cell>
          <table:table-cell table:number-columns-repeated="1014"/>
        </table:table-row>
        <table:table-row table:style-name="ro1">
          <table:table-cell table:style-name="ce3" table:formula="of:=[raw.A4]" office:value-type="string" office:string-value="PA" calcext:value-type="string">
            <text:p>PA</text:p>
          </table:table-cell>
          <table:table-cell table:style-name="ce3" table:formula="of:=[raw.B4]" office:value-type="string" office:string-value="CS" calcext:value-type="string">
            <text:p>CS</text:p>
          </table:table-cell>
          <table:table-cell table:style-name="ce5" table:formula="of:=[raw.C4]" office:value-type="float" office:value="0.0185" calcext:value-type="float">
            <text:p>0.019</text:p>
          </table:table-cell>
          <table:table-cell table:style-name="ce7" table:formula="of:=[raw.D4]" office:value-type="float" office:value="0.8917" calcext:value-type="float">
            <text:p>0.892</text:p>
          </table:table-cell>
          <table:table-cell table:style-name="ce5" table:formula="of:=[raw.E4]" office:value-type="float" office:value="0.0046" calcext:value-type="float">
            <text:p>0.005</text:p>
          </table:table-cell>
          <table:table-cell table:style-name="ce8" table:formula="of:=[raw.F4]" office:value-type="float" office:value="0.9457" calcext:value-type="float">
            <text:p>0.946</text:p>
          </table:table-cell>
          <table:table-cell table:style-name="ce5" table:formula="of:=[raw.G4]" office:value-type="float" office:value="0.9423" calcext:value-type="float">
            <text:p>0.942</text:p>
          </table:table-cell>
          <table:table-cell table:style-name="ce9" table:formula="of:=[raw.H4]" office:value-type="float" office:value="0.3317" calcext:value-type="float">
            <text:p>0.332</text:p>
          </table:table-cell>
          <table:table-cell table:style-name="ce5" table:formula="of:=[raw.I4]" office:value-type="float" office:value="6.2611" calcext:value-type="float">
            <text:p>6.261</text:p>
          </table:table-cell>
          <table:table-cell table:style-name="ce10" table:formula="of:=[raw.J4]" office:value-type="float" office:value="0.0123" calcext:value-type="float">
            <text:p>0.012</text:p>
          </table:table-cell>
          <table:table-cell table:number-columns-repeated="1014"/>
        </table:table-row>
        <table:table-row table:style-name="ro1">
          <table:table-cell table:style-name="ce3" table:formula="of:=[raw.A5]" office:value-type="string" office:string-value="PA" calcext:value-type="string">
            <text:p>PA</text:p>
          </table:table-cell>
          <table:table-cell table:style-name="ce3" table:formula="of:=[raw.B5]" office:value-type="string" office:string-value="CA" calcext:value-type="string">
            <text:p>CA</text:p>
          </table:table-cell>
          <table:table-cell table:style-name="ce5" table:formula="of:=[raw.C5]" office:value-type="float" office:value="0.6752" calcext:value-type="float">
            <text:p>0.675</text:p>
          </table:table-cell>
          <table:table-cell table:style-name="ce7" table:formula="of:=[raw.D5]" office:value-type="float" office:value="0.4112" calcext:value-type="float">
            <text:p>0.411</text:p>
          </table:table-cell>
          <table:table-cell table:style-name="ce5" table:formula="of:=[raw.E5]" office:value-type="float" office:value="0.6086" calcext:value-type="float">
            <text:p>0.609</text:p>
          </table:table-cell>
          <table:table-cell table:style-name="ce8" table:formula="of:=[raw.F5]" office:value-type="float" office:value="0.4353" calcext:value-type="float">
            <text:p>0.435</text:p>
          </table:table-cell>
          <table:table-cell table:style-name="ce5" table:formula="of:=[raw.G5]" office:value-type="float" office:value="2.6449" calcext:value-type="float">
            <text:p>2.645</text:p>
          </table:table-cell>
          <table:table-cell table:style-name="ce9" table:formula="of:=[raw.H5]" office:value-type="float" office:value="0.1039" calcext:value-type="float">
            <text:p>0.104</text:p>
          </table:table-cell>
          <table:table-cell table:style-name="ce5" table:formula="of:=[raw.I5]" office:value-type="float" office:value="7.3891" calcext:value-type="float">
            <text:p>7.389</text:p>
          </table:table-cell>
          <table:table-cell table:style-name="ce10" table:formula="of:=[raw.J5]" office:value-type="float" office:value="0.0066" calcext:value-type="float">
            <text:p>0.007</text:p>
          </table:table-cell>
          <table:table-cell table:number-columns-repeated="1014"/>
        </table:table-row>
        <table:table-row table:style-name="ro1">
          <table:table-cell table:style-name="ce3" table:formula="of:=[raw.A6]" office:value-type="string" office:string-value="PA" calcext:value-type="string">
            <text:p>PA</text:p>
          </table:table-cell>
          <table:table-cell table:style-name="ce3" table:formula="of:=[raw.B6]" office:value-type="string" office:string-value="O" calcext:value-type="string">
            <text:p>O</text:p>
          </table:table-cell>
          <table:table-cell table:style-name="ce5" table:formula="of:=[raw.C6]" office:value-type="float" office:value="0.0384" calcext:value-type="float">
            <text:p>0.038</text:p>
          </table:table-cell>
          <table:table-cell table:style-name="ce7" table:formula="of:=[raw.D6]" office:value-type="float" office:value="0.8445" calcext:value-type="float">
            <text:p>0.845</text:p>
          </table:table-cell>
          <table:table-cell table:style-name="ce5" table:formula="of:=[raw.E6]" office:value-type="float" office:value="0.0031" calcext:value-type="float">
            <text:p>0.003</text:p>
          </table:table-cell>
          <table:table-cell table:style-name="ce8" table:formula="of:=[raw.F6]" office:value-type="float" office:value="0.9553" calcext:value-type="float">
            <text:p>0.955</text:p>
          </table:table-cell>
          <table:table-cell table:style-name="ce5" table:formula="of:=[raw.G6]" office:value-type="float" office:value="1.2308" calcext:value-type="float">
            <text:p>1.231</text:p>
          </table:table-cell>
          <table:table-cell table:style-name="ce9" table:formula="of:=[raw.H6]" office:value-type="float" office:value="0.2673" calcext:value-type="float">
            <text:p>0.267</text:p>
          </table:table-cell>
          <table:table-cell table:style-name="ce5" table:formula="of:=[raw.I6]" office:value-type="float" office:value="12.8603" calcext:value-type="float">
            <text:p>12.860</text:p>
          </table:table-cell>
          <table:table-cell table:style-name="ce10" table:formula="of:=[raw.J6]" office:value-type="float" office:value="0.0003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.A7]" office:value-type="string" office:string-value="PA" calcext:value-type="string">
            <text:p>PA</text:p>
          </table:table-cell>
          <table:table-cell table:style-name="ce3" table:formula="of:=[raw.B7]" office:value-type="string" office:string-value="OT" calcext:value-type="string">
            <text:p>OT</text:p>
          </table:table-cell>
          <table:table-cell table:style-name="ce5" table:formula="of:=[raw.C7]" office:value-type="float" office:value="0.0112" calcext:value-type="float">
            <text:p>0.011</text:p>
          </table:table-cell>
          <table:table-cell table:style-name="ce7" table:formula="of:=[raw.D7]" office:value-type="float" office:value="0.9158" calcext:value-type="float">
            <text:p>0.916</text:p>
          </table:table-cell>
          <table:table-cell table:style-name="ce5" table:formula="of:=[raw.E7]" office:value-type="float" office:value="0.0028" calcext:value-type="float">
            <text:p>0.003</text:p>
          </table:table-cell>
          <table:table-cell table:style-name="ce8" table:formula="of:=[raw.F7]" office:value-type="float" office:value="0.9579" calcext:value-type="float">
            <text:p>0.958</text:p>
          </table:table-cell>
          <table:table-cell table:style-name="ce5" table:formula="of:=[raw.G7]" office:value-type="float" office:value="1.4211" calcext:value-type="float">
            <text:p>1.421</text:p>
          </table:table-cell>
          <table:table-cell table:style-name="ce9" table:formula="of:=[raw.H7]" office:value-type="float" office:value="0.2332" calcext:value-type="float">
            <text:p>0.233</text:p>
          </table:table-cell>
          <table:table-cell table:style-name="ce5" table:formula="of:=[raw.I7]" office:value-type="float" office:value="13.6153" calcext:value-type="float">
            <text:p>13.615</text:p>
          </table:table-cell>
          <table:table-cell table:style-name="ce10" table:formula="of:=[raw.J7]" office:value-type="float" office:value="0.0002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.A8]" office:value-type="string" office:string-value="PA" calcext:value-type="string">
            <text:p>PA</text:p>
          </table:table-cell>
          <table:table-cell table:style-name="ce3" table:formula="of:=[raw.B8]" office:value-type="string" office:string-value="A" calcext:value-type="string">
            <text:p>A</text:p>
          </table:table-cell>
          <table:table-cell table:style-name="ce5" table:formula="of:=[raw.C8]" office:value-type="float" office:value="0.0571" calcext:value-type="float">
            <text:p>0.057</text:p>
          </table:table-cell>
          <table:table-cell table:style-name="ce7" table:formula="of:=[raw.D8]" office:value-type="float" office:value="0.8112" calcext:value-type="float">
            <text:p>0.811</text:p>
          </table:table-cell>
          <table:table-cell table:style-name="ce5" table:formula="of:=[raw.E8]" office:value-type="float" office:value="0.1748" calcext:value-type="float">
            <text:p>0.175</text:p>
          </table:table-cell>
          <table:table-cell table:style-name="ce8" table:formula="of:=[raw.F8]" office:value-type="float" office:value="0.6759" calcext:value-type="float">
            <text:p>0.676</text:p>
          </table:table-cell>
          <table:table-cell table:style-name="ce5" table:formula="of:=[raw.G8]" office:value-type="float" office:value="1.0612" calcext:value-type="float">
            <text:p>1.061</text:p>
          </table:table-cell>
          <table:table-cell table:style-name="ce9" table:formula="of:=[raw.H8]" office:value-type="float" office:value="0.3029" calcext:value-type="float">
            <text:p>0.303</text:p>
          </table:table-cell>
          <table:table-cell table:style-name="ce5" table:formula="of:=[raw.I8]" office:value-type="float" office:value="8.6563" calcext:value-type="float">
            <text:p>8.656</text:p>
          </table:table-cell>
          <table:table-cell table:style-name="ce10" table:formula="of:=[raw.J8]" office:value-type="float" office:value="0.0033" calcext:value-type="float">
            <text:p>0.003</text:p>
          </table:table-cell>
          <table:table-cell table:number-columns-repeated="1014"/>
        </table:table-row>
        <table:table-row table:style-name="ro1">
          <table:table-cell table:style-name="ce3" table:formula="of:=[raw.A9]" office:value-type="string" office:string-value="PA" calcext:value-type="string">
            <text:p>PA</text:p>
          </table:table-cell>
          <table:table-cell table:style-name="ce3" table:formula="of:=[raw.B9]" office:value-type="string" office:string-value="AT" calcext:value-type="string">
            <text:p>AT</text:p>
          </table:table-cell>
          <table:table-cell table:style-name="ce5" table:formula="of:=[raw.C9]" office:value-type="float" office:value="0.0978" calcext:value-type="float">
            <text:p>0.098</text:p>
          </table:table-cell>
          <table:table-cell table:style-name="ce7" table:formula="of:=[raw.D9]" office:value-type="float" office:value="0.7544" calcext:value-type="float">
            <text:p>0.754</text:p>
          </table:table-cell>
          <table:table-cell table:style-name="ce5" table:formula="of:=[raw.E9]" office:value-type="float" office:value="0.0025" calcext:value-type="float">
            <text:p>0.003</text:p>
          </table:table-cell>
          <table:table-cell table:style-name="ce8" table:formula="of:=[raw.F9]" office:value-type="float" office:value="0.9601" calcext:value-type="float">
            <text:p>0.960</text:p>
          </table:table-cell>
          <table:table-cell table:style-name="ce5" table:formula="of:=[raw.G9]" office:value-type="float" office:value="1.8835" calcext:value-type="float">
            <text:p>1.884</text:p>
          </table:table-cell>
          <table:table-cell table:style-name="ce9" table:formula="of:=[raw.H9]" office:value-type="float" office:value="0.1699" calcext:value-type="float">
            <text:p>0.170</text:p>
          </table:table-cell>
          <table:table-cell table:style-name="ce5" table:formula="of:=[raw.I9]" office:value-type="float" office:value="6.7742" calcext:value-type="float">
            <text:p>6.774</text:p>
          </table:table-cell>
          <table:table-cell table:style-name="ce10" table:formula="of:=[raw.J9]" office:value-type="float" office:value="0.0092" calcext:value-type="float">
            <text:p>0.009</text:p>
          </table:table-cell>
          <table:table-cell table:number-columns-repeated="1014"/>
        </table:table-row>
        <table:table-row table:style-name="ro1">
          <table:table-cell table:style-name="ce3" table:formula="of:=[raw.A10]" office:value-type="string" office:string-value="PA" calcext:value-type="string">
            <text:p>PA</text:p>
          </table:table-cell>
          <table:table-cell table:style-name="ce3" table:formula="of:=[raw.B10]" office:value-type="string" office:string-value="AO" calcext:value-type="string">
            <text:p>AO</text:p>
          </table:table-cell>
          <table:table-cell table:style-name="ce5" table:formula="of:=[raw.C10]" office:value-type="float" office:value="0.0321" calcext:value-type="float">
            <text:p>0.032</text:p>
          </table:table-cell>
          <table:table-cell table:style-name="ce7" table:formula="of:=[raw.D10]" office:value-type="float" office:value="0.8578" calcext:value-type="float">
            <text:p>0.858</text:p>
          </table:table-cell>
          <table:table-cell table:style-name="ce5" table:formula="of:=[raw.E10]" office:value-type="float" office:value="0.0892" calcext:value-type="float">
            <text:p>0.089</text:p>
          </table:table-cell>
          <table:table-cell table:style-name="ce8" table:formula="of:=[raw.F10]" office:value-type="float" office:value="0.7652" calcext:value-type="float">
            <text:p>0.765</text:p>
          </table:table-cell>
          <table:table-cell table:style-name="ce5" table:formula="of:=[raw.G10]" office:value-type="float" office:value="1.2308" calcext:value-type="float">
            <text:p>1.231</text:p>
          </table:table-cell>
          <table:table-cell table:style-name="ce9" table:formula="of:=[raw.H10]" office:value-type="float" office:value="0.2673" calcext:value-type="float">
            <text:p>0.267</text:p>
          </table:table-cell>
          <table:table-cell table:style-name="ce5" table:formula="of:=[raw.I10]" office:value-type="float" office:value="11.0123" calcext:value-type="float">
            <text:p>11.012</text:p>
          </table:table-cell>
          <table:table-cell table:style-name="ce10" table:formula="of:=[raw.J10]" office:value-type="float" office:value="0.0009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.A11]" office:value-type="string" office:string-value="PA" calcext:value-type="string">
            <text:p>PA</text:p>
          </table:table-cell>
          <table:table-cell table:style-name="ce3" table:formula="of:=[raw.B11]" office:value-type="string" office:string-value="AOT" calcext:value-type="string">
            <text:p>AOT</text:p>
          </table:table-cell>
          <table:table-cell table:style-name="ce5" table:formula="of:=[raw.C11]" office:value-type="float" office:value="0.0926" calcext:value-type="float">
            <text:p>0.093</text:p>
          </table:table-cell>
          <table:table-cell table:style-name="ce7" table:formula="of:=[raw.D11]" office:value-type="float" office:value="0.7609" calcext:value-type="float">
            <text:p>0.761</text:p>
          </table:table-cell>
          <table:table-cell table:style-name="ce5" table:formula="of:=[raw.E11]" office:value-type="float" office:value="0.1357" calcext:value-type="float">
            <text:p>0.136</text:p>
          </table:table-cell>
          <table:table-cell table:style-name="ce8" table:formula="of:=[raw.F11]" office:value-type="float" office:value="0.7126" calcext:value-type="float">
            <text:p>0.713</text:p>
          </table:table-cell>
          <table:table-cell table:style-name="ce5" table:formula="of:=[raw.G11]" office:value-type="float" office:value="1.9702" calcext:value-type="float">
            <text:p>1.970</text:p>
          </table:table-cell>
          <table:table-cell table:style-name="ce9" table:formula="of:=[raw.H11]" office:value-type="float" office:value="0.1604" calcext:value-type="float">
            <text:p>0.160</text:p>
          </table:table-cell>
          <table:table-cell table:style-name="ce5" table:formula="of:=[raw.I11]" office:value-type="float" office:value="7.944" calcext:value-type="float">
            <text:p>7.944</text:p>
          </table:table-cell>
          <table:table-cell table:style-name="ce10" table:formula="of:=[raw.J11]" office:value-type="float" office:value="0.0048" calcext:value-type="float">
            <text:p>0.005</text:p>
          </table:table-cell>
          <table:table-cell table:number-columns-repeated="1014"/>
        </table:table-row>
        <table:table-row table:style-name="ro1">
          <table:table-cell table:style-name="ce3" table:formula="of:=[raw.A12]" office:value-type="string" office:string-value="CFP" calcext:value-type="string">
            <text:p>CFP</text:p>
          </table:table-cell>
          <table:table-cell table:style-name="ce3" table:formula="of:=[raw.B12]" office:value-type="string" office:string-value="CS" calcext:value-type="string">
            <text:p>CS</text:p>
          </table:table-cell>
          <table:table-cell table:style-name="ce5" table:formula="of:=[raw.C12]" office:value-type="float" office:value="0.7212" calcext:value-type="float">
            <text:p>0.721</text:p>
          </table:table-cell>
          <table:table-cell table:style-name="ce7" table:formula="of:=[raw.D12]" office:value-type="float" office:value="0.3958" calcext:value-type="float">
            <text:p>0.396</text:p>
          </table:table-cell>
          <table:table-cell table:style-name="ce5" table:formula="of:=[raw.E12]" office:value-type="float" office:value="0.0695" calcext:value-type="float">
            <text:p>0.070</text:p>
          </table:table-cell>
          <table:table-cell table:style-name="ce8" table:formula="of:=[raw.F12]" office:value-type="float" office:value="0.7921" calcext:value-type="float">
            <text:p>0.792</text:p>
          </table:table-cell>
          <table:table-cell table:style-name="ce5" table:formula="of:=[raw.G12]" office:value-type="float" office:value="0.0176" calcext:value-type="float">
            <text:p>0.018</text:p>
          </table:table-cell>
          <table:table-cell table:style-name="ce9" table:formula="of:=[raw.H12]" office:value-type="float" office:value="0.8943" calcext:value-type="float">
            <text:p>0.894</text:p>
          </table:table-cell>
          <table:table-cell table:style-name="ce5" table:formula="of:=[raw.I12]" office:value-type="float" office:value="2.201" calcext:value-type="float">
            <text:p>2.201</text:p>
          </table:table-cell>
          <table:table-cell table:style-name="ce10" table:formula="of:=[raw.J12]" office:value-type="float" office:value="0.1379" calcext:value-type="float">
            <text:p>0.138</text:p>
          </table:table-cell>
          <table:table-cell table:number-columns-repeated="1014"/>
        </table:table-row>
        <table:table-row table:style-name="ro1">
          <table:table-cell table:style-name="ce3" table:formula="of:=[raw.A13]" office:value-type="string" office:string-value="CFP" calcext:value-type="string">
            <text:p>CFP</text:p>
          </table:table-cell>
          <table:table-cell table:style-name="ce3" table:formula="of:=[raw.B13]" office:value-type="string" office:string-value="CA" calcext:value-type="string">
            <text:p>CA</text:p>
          </table:table-cell>
          <table:table-cell table:style-name="ce5" table:formula="of:=[raw.C13]" office:value-type="float" office:value="2.025" calcext:value-type="float">
            <text:p>2.025</text:p>
          </table:table-cell>
          <table:table-cell table:style-name="ce7" table:formula="of:=[raw.D13]" office:value-type="float" office:value="0.1547" calcext:value-type="float">
            <text:p>0.155</text:p>
          </table:table-cell>
          <table:table-cell table:style-name="ce5" table:formula="of:=[raw.E13]" office:value-type="float" office:value="0.625" calcext:value-type="float">
            <text:p>0.625</text:p>
          </table:table-cell>
          <table:table-cell table:style-name="ce8" table:formula="of:=[raw.F13]" office:value-type="float" office:value="0.4292" calcext:value-type="float">
            <text:p>0.429</text:p>
          </table:table-cell>
          <table:table-cell table:style-name="ce5" table:formula="of:=[raw.G13]" office:value-type="float" office:value="0.1515" calcext:value-type="float">
            <text:p>0.152</text:p>
          </table:table-cell>
          <table:table-cell table:style-name="ce9" table:formula="of:=[raw.H13]" office:value-type="float" office:value="0.6971" calcext:value-type="float">
            <text:p>0.697</text:p>
          </table:table-cell>
          <table:table-cell table:style-name="ce5" table:formula="of:=[raw.I13]" office:value-type="float" office:value="2.6099" calcext:value-type="float">
            <text:p>2.610</text:p>
          </table:table-cell>
          <table:table-cell table:style-name="ce10" table:formula="of:=[raw.J13]" office:value-type="float" office:value="0.1062" calcext:value-type="float">
            <text:p>0.106</text:p>
          </table:table-cell>
          <table:table-cell table:number-columns-repeated="1014"/>
        </table:table-row>
        <table:table-row table:style-name="ro1">
          <table:table-cell table:style-name="ce3" table:formula="of:=[raw.A14]" office:value-type="string" office:string-value="CFP" calcext:value-type="string">
            <text:p>CFP</text:p>
          </table:table-cell>
          <table:table-cell table:style-name="ce3" table:formula="of:=[raw.B14]" office:value-type="string" office:string-value="O" calcext:value-type="string">
            <text:p>O</text:p>
          </table:table-cell>
          <table:table-cell table:style-name="ce5" table:formula="of:=[raw.C14]" office:value-type="float" office:value="0.8241" calcext:value-type="float">
            <text:p>0.824</text:p>
          </table:table-cell>
          <table:table-cell table:style-name="ce7" table:formula="of:=[raw.D14]" office:value-type="float" office:value="0.364" calcext:value-type="float">
            <text:p>0.364</text:p>
          </table:table-cell>
          <table:table-cell table:style-name="ce5" table:formula="of:=[raw.E14]" office:value-type="float" office:value="0.0916" calcext:value-type="float">
            <text:p>0.092</text:p>
          </table:table-cell>
          <table:table-cell table:style-name="ce8" table:formula="of:=[raw.F14]" office:value-type="float" office:value="0.7622" calcext:value-type="float">
            <text:p>0.762</text:p>
          </table:table-cell>
          <table:table-cell table:style-name="ce5" table:formula="of:=[raw.G14]" office:value-type="float" office:value="0.0473" calcext:value-type="float">
            <text:p>0.047</text:p>
          </table:table-cell>
          <table:table-cell table:style-name="ce9" table:formula="of:=[raw.H14]" office:value-type="float" office:value="0.8278" calcext:value-type="float">
            <text:p>0.828</text:p>
          </table:table-cell>
          <table:table-cell table:style-name="ce5" table:formula="of:=[raw.I14]" office:value-type="float" office:value="7.252" calcext:value-type="float">
            <text:p>7.252</text:p>
          </table:table-cell>
          <table:table-cell table:style-name="ce10" table:formula="of:=[raw.J14]" office:value-type="float" office:value="0.0071" calcext:value-type="float">
            <text:p>0.007</text:p>
          </table:table-cell>
          <table:table-cell table:number-columns-repeated="1014"/>
        </table:table-row>
        <table:table-row table:style-name="ro1">
          <table:table-cell table:style-name="ce3" table:formula="of:=[raw.A15]" office:value-type="string" office:string-value="CFP" calcext:value-type="string">
            <text:p>CFP</text:p>
          </table:table-cell>
          <table:table-cell table:style-name="ce3" table:formula="of:=[raw.B15]" office:value-type="string" office:string-value="OT" calcext:value-type="string">
            <text:p>OT</text:p>
          </table:table-cell>
          <table:table-cell table:style-name="ce5" table:formula="of:=[raw.C15]" office:value-type="float" office:value="0.9055" calcext:value-type="float">
            <text:p>0.906</text:p>
          </table:table-cell>
          <table:table-cell table:style-name="ce7" table:formula="of:=[raw.D15]" office:value-type="float" office:value="0.3413" calcext:value-type="float">
            <text:p>0.341</text:p>
          </table:table-cell>
          <table:table-cell table:style-name="ce5" table:formula="of:=[raw.E15]" office:value-type="float" office:value="0.1006" calcext:value-type="float">
            <text:p>0.101</text:p>
          </table:table-cell>
          <table:table-cell table:style-name="ce8" table:formula="of:=[raw.F15]" office:value-type="float" office:value="0.7511" calcext:value-type="float">
            <text:p>0.751</text:p>
          </table:table-cell>
          <table:table-cell table:style-name="ce5" table:formula="of:=[raw.G15]" office:value-type="float" office:value="0.1296" calcext:value-type="float">
            <text:p>0.130</text:p>
          </table:table-cell>
          <table:table-cell table:style-name="ce9" table:formula="of:=[raw.H15]" office:value-type="float" office:value="0.7188" calcext:value-type="float">
            <text:p>0.719</text:p>
          </table:table-cell>
          <table:table-cell table:style-name="ce5" table:formula="of:=[raw.I15]" office:value-type="float" office:value="7.5747" calcext:value-type="float">
            <text:p>7.575</text:p>
          </table:table-cell>
          <table:table-cell table:style-name="ce10" table:formula="of:=[raw.J15]" office:value-type="float" office:value="0.0059" calcext:value-type="float">
            <text:p>0.006</text:p>
          </table:table-cell>
          <table:table-cell table:number-columns-repeated="1014"/>
        </table:table-row>
        <table:table-row table:style-name="ro1">
          <table:table-cell table:style-name="ce3" table:formula="of:=[raw.A16]" office:value-type="string" office:string-value="CFP" calcext:value-type="string">
            <text:p>CFP</text:p>
          </table:table-cell>
          <table:table-cell table:style-name="ce3" table:formula="of:=[raw.B16]" office:value-type="string" office:string-value="A" calcext:value-type="string">
            <text:p>A</text:p>
          </table:table-cell>
          <table:table-cell table:style-name="ce5" table:formula="of:=[raw.C16]" office:value-type="float" office:value="0.2018" calcext:value-type="float">
            <text:p>0.202</text:p>
          </table:table-cell>
          <table:table-cell table:style-name="ce7" table:formula="of:=[raw.D16]" office:value-type="float" office:value="0.6532" calcext:value-type="float">
            <text:p>0.653</text:p>
          </table:table-cell>
          <table:table-cell table:style-name="ce5" table:formula="of:=[raw.E16]" office:value-type="float" office:value="0.015" calcext:value-type="float">
            <text:p>0.015</text:p>
          </table:table-cell>
          <table:table-cell table:style-name="ce8" table:formula="of:=[raw.F16]" office:value-type="float" office:value="0.9025" calcext:value-type="float">
            <text:p>0.903</text:p>
          </table:table-cell>
          <table:table-cell table:style-name="ce5" table:formula="of:=[raw.G16]" office:value-type="float" office:value="0" calcext:value-type="float">
            <text:p>0.000</text:p>
          </table:table-cell>
          <table:table-cell table:style-name="ce9" table:formula="of:=[raw.H16]" office:value-type="float" office:value="1" calcext:value-type="float">
            <text:p>1.000</text:p>
          </table:table-cell>
          <table:table-cell table:style-name="ce5" table:formula="of:=[raw.I16]" office:value-type="float" office:value="4.6179" calcext:value-type="float">
            <text:p>4.618</text:p>
          </table:table-cell>
          <table:table-cell table:style-name="ce10" table:formula="of:=[raw.J16]" office:value-type="float" office:value="0.0316" calcext:value-type="float">
            <text:p>0.032</text:p>
          </table:table-cell>
          <table:table-cell table:number-columns-repeated="1014"/>
        </table:table-row>
        <table:table-row table:style-name="ro1">
          <table:table-cell table:style-name="ce3" table:formula="of:=[raw.A17]" office:value-type="string" office:string-value="CFP" calcext:value-type="string">
            <text:p>CFP</text:p>
          </table:table-cell>
          <table:table-cell table:style-name="ce3" table:formula="of:=[raw.B17]" office:value-type="string" office:string-value="AT" calcext:value-type="string">
            <text:p>AT</text:p>
          </table:table-cell>
          <table:table-cell table:style-name="ce5" table:formula="of:=[raw.C17]" office:value-type="float" office:value="0.245" calcext:value-type="float">
            <text:p>0.245</text:p>
          </table:table-cell>
          <table:table-cell table:style-name="ce7" table:formula="of:=[raw.D17]" office:value-type="float" office:value="0.6206" calcext:value-type="float">
            <text:p>0.621</text:p>
          </table:table-cell>
          <table:table-cell table:style-name="ce5" table:formula="of:=[raw.E17]" office:value-type="float" office:value="0.0272" calcext:value-type="float">
            <text:p>0.027</text:p>
          </table:table-cell>
          <table:table-cell table:style-name="ce8" table:formula="of:=[raw.F17]" office:value-type="float" office:value="0.869" calcext:value-type="float">
            <text:p>0.869</text:p>
          </table:table-cell>
          <table:table-cell table:style-name="ce5" table:formula="of:=[raw.G17]" office:value-type="float" office:value="0.2373" calcext:value-type="float">
            <text:p>0.237</text:p>
          </table:table-cell>
          <table:table-cell table:style-name="ce9" table:formula="of:=[raw.H17]" office:value-type="float" office:value="0.6262" calcext:value-type="float">
            <text:p>0.626</text:p>
          </table:table-cell>
          <table:table-cell table:style-name="ce5" table:formula="of:=[raw.I17]" office:value-type="float" office:value="2.4031" calcext:value-type="float">
            <text:p>2.403</text:p>
          </table:table-cell>
          <table:table-cell table:style-name="ce10" table:formula="of:=[raw.J17]" office:value-type="float" office:value="0.1211" calcext:value-type="float">
            <text:p>0.121</text:p>
          </table:table-cell>
          <table:table-cell table:number-columns-repeated="1014"/>
        </table:table-row>
        <table:table-row table:style-name="ro1">
          <table:table-cell table:style-name="ce3" table:formula="of:=[raw.A18]" office:value-type="string" office:string-value="CFP" calcext:value-type="string">
            <text:p>CFP</text:p>
          </table:table-cell>
          <table:table-cell table:style-name="ce3" table:formula="of:=[raw.B18]" office:value-type="string" office:string-value="AO" calcext:value-type="string">
            <text:p>AO</text:p>
          </table:table-cell>
          <table:table-cell table:style-name="ce5" table:formula="of:=[raw.C18]" office:value-type="float" office:value="0.3753" calcext:value-type="float">
            <text:p>0.375</text:p>
          </table:table-cell>
          <table:table-cell table:style-name="ce7" table:formula="of:=[raw.D18]" office:value-type="float" office:value="0.5401" calcext:value-type="float">
            <text:p>0.540</text:p>
          </table:table-cell>
          <table:table-cell table:style-name="ce5" table:formula="of:=[raw.E18]" office:value-type="float" office:value="0.0017" calcext:value-type="float">
            <text:p>0.002</text:p>
          </table:table-cell>
          <table:table-cell table:style-name="ce8" table:formula="of:=[raw.F18]" office:value-type="float" office:value="0.9674" calcext:value-type="float">
            <text:p>0.967</text:p>
          </table:table-cell>
          <table:table-cell table:style-name="ce5" table:formula="of:=[raw.G18]" office:value-type="float" office:value="0.074" calcext:value-type="float">
            <text:p>0.074</text:p>
          </table:table-cell>
          <table:table-cell table:style-name="ce9" table:formula="of:=[raw.H18]" office:value-type="float" office:value="0.7856" calcext:value-type="float">
            <text:p>0.786</text:p>
          </table:table-cell>
          <table:table-cell table:style-name="ce5" table:formula="of:=[raw.I18]" office:value-type="float" office:value="5.6005" calcext:value-type="float">
            <text:p>5.601</text:p>
          </table:table-cell>
          <table:table-cell table:style-name="ce10" table:formula="of:=[raw.J18]" office:value-type="float" office:value="0.018" calcext:value-type="float">
            <text:p>0.018</text:p>
          </table:table-cell>
          <table:table-cell table:number-columns-repeated="1014"/>
        </table:table-row>
        <table:table-row table:style-name="ro1">
          <table:table-cell table:style-name="ce3" table:formula="of:=[raw.A19]" office:value-type="string" office:string-value="CFP" calcext:value-type="string">
            <text:p>CFP</text:p>
          </table:table-cell>
          <table:table-cell table:style-name="ce3" table:formula="of:=[raw.B19]" office:value-type="string" office:string-value="AOT" calcext:value-type="string">
            <text:p>AOT</text:p>
          </table:table-cell>
          <table:table-cell table:style-name="ce5" table:formula="of:=[raw.C19]" office:value-type="float" office:value="0.3876" calcext:value-type="float">
            <text:p>0.388</text:p>
          </table:table-cell>
          <table:table-cell table:style-name="ce7" table:formula="of:=[raw.D19]" office:value-type="float" office:value="0.5335" calcext:value-type="float">
            <text:p>0.534</text:p>
          </table:table-cell>
          <table:table-cell table:style-name="ce5" table:formula="of:=[raw.E19]" office:value-type="float" office:value="0.0079" calcext:value-type="float">
            <text:p>0.008</text:p>
          </table:table-cell>
          <table:table-cell table:style-name="ce8" table:formula="of:=[raw.F19]" office:value-type="float" office:value="0.9291" calcext:value-type="float">
            <text:p>0.929</text:p>
          </table:table-cell>
          <table:table-cell table:style-name="ce5" table:formula="of:=[raw.G19]" office:value-type="float" office:value="0.0947" calcext:value-type="float">
            <text:p>0.095</text:p>
          </table:table-cell>
          <table:table-cell table:style-name="ce9" table:formula="of:=[raw.H19]" office:value-type="float" office:value="0.7583" calcext:value-type="float">
            <text:p>0.758</text:p>
          </table:table-cell>
          <table:table-cell table:style-name="ce5" table:formula="of:=[raw.I19]" office:value-type="float" office:value="4.0029" calcext:value-type="float">
            <text:p>4.003</text:p>
          </table:table-cell>
          <table:table-cell table:style-name="ce10" table:formula="of:=[raw.J19]" office:value-type="float" office:value="0.0454" calcext:value-type="float">
            <text:p>0.045</text:p>
          </table:table-cell>
          <table:table-cell table:number-columns-repeated="1014"/>
        </table:table-row>
        <table:table-row table:style-name="ro1">
          <table:table-cell table:style-name="ce3" table:formula="of:=[raw.A20]" office:value-type="string" office:string-value="CS" calcext:value-type="string">
            <text:p>CS</text:p>
          </table:table-cell>
          <table:table-cell table:style-name="ce3" table:formula="of:=[raw.B20]" office:value-type="string" office:string-value="CA" calcext:value-type="string">
            <text:p>CA</text:p>
          </table:table-cell>
          <table:table-cell table:style-name="ce5" table:formula="of:=[raw.C20]" office:value-type="float" office:value="0.6247" calcext:value-type="float">
            <text:p>0.625</text:p>
          </table:table-cell>
          <table:table-cell table:style-name="ce7" table:formula="of:=[raw.D20]" office:value-type="float" office:value="0.4293" calcext:value-type="float">
            <text:p>0.429</text:p>
          </table:table-cell>
          <table:table-cell table:style-name="ce5" table:formula="of:=[raw.E20]" office:value-type="float" office:value="0.443" calcext:value-type="float">
            <text:p>0.443</text:p>
          </table:table-cell>
          <table:table-cell table:style-name="ce8" table:formula="of:=[raw.F20]" office:value-type="float" office:value="0.5057" calcext:value-type="float">
            <text:p>0.506</text:p>
          </table:table-cell>
          <table:table-cell table:style-name="ce5" table:formula="of:=[raw.G20]" office:value-type="float" office:value="0.6771" calcext:value-type="float">
            <text:p>0.677</text:p>
          </table:table-cell>
          <table:table-cell table:style-name="ce9" table:formula="of:=[raw.H20]" office:value-type="float" office:value="0.4106" calcext:value-type="float">
            <text:p>0.411</text:p>
          </table:table-cell>
          <table:table-cell table:style-name="ce5" table:formula="of:=[raw.I20]" office:value-type="float" office:value="0.0929" calcext:value-type="float">
            <text:p>0.093</text:p>
          </table:table-cell>
          <table:table-cell table:style-name="ce10" table:formula="of:=[raw.J20]" office:value-type="float" office:value="0.7605" calcext:value-type="float">
            <text:p>0.761</text:p>
          </table:table-cell>
          <table:table-cell table:number-columns-repeated="1014"/>
        </table:table-row>
        <table:table-row table:style-name="ro1">
          <table:table-cell table:style-name="ce3" table:formula="of:=[raw.A21]" office:value-type="string" office:string-value="CS" calcext:value-type="string">
            <text:p>CS</text:p>
          </table:table-cell>
          <table:table-cell table:style-name="ce3" table:formula="of:=[raw.B21]" office:value-type="string" office:string-value="O" calcext:value-type="string">
            <text:p>O</text:p>
          </table:table-cell>
          <table:table-cell table:style-name="ce5" table:formula="of:=[raw.C21]" office:value-type="float" office:value="0.0859" calcext:value-type="float">
            <text:p>0.086</text:p>
          </table:table-cell>
          <table:table-cell table:style-name="ce7" table:formula="of:=[raw.D21]" office:value-type="float" office:value="0.7695" calcext:value-type="float">
            <text:p>0.770</text:p>
          </table:table-cell>
          <table:table-cell table:style-name="ce5" table:formula="of:=[raw.E21]" office:value-type="float" office:value="0.0034" calcext:value-type="float">
            <text:p>0.003</text:p>
          </table:table-cell>
          <table:table-cell table:style-name="ce8" table:formula="of:=[raw.F21]" office:value-type="float" office:value="0.9533" calcext:value-type="float">
            <text:p>0.953</text:p>
          </table:table-cell>
          <table:table-cell table:style-name="ce5" table:formula="of:=[raw.G21]" office:value-type="float" office:value="0.3683" calcext:value-type="float">
            <text:p>0.368</text:p>
          </table:table-cell>
          <table:table-cell table:style-name="ce9" table:formula="of:=[raw.H21]" office:value-type="float" office:value="0.544" calcext:value-type="float">
            <text:p>0.544</text:p>
          </table:table-cell>
          <table:table-cell table:style-name="ce5" table:formula="of:=[raw.I21]" office:value-type="float" office:value="3.1652" calcext:value-type="float">
            <text:p>3.165</text:p>
          </table:table-cell>
          <table:table-cell table:style-name="ce10" table:formula="of:=[raw.J21]" office:value-type="float" office:value="0.0752" calcext:value-type="float">
            <text:p>0.075</text:p>
          </table:table-cell>
          <table:table-cell table:number-columns-repeated="1014"/>
        </table:table-row>
        <table:table-row table:style-name="ro1">
          <table:table-cell table:style-name="ce3" table:formula="of:=[raw.A22]" office:value-type="string" office:string-value="CS" calcext:value-type="string">
            <text:p>CS</text:p>
          </table:table-cell>
          <table:table-cell table:style-name="ce3" table:formula="of:=[raw.B22]" office:value-type="string" office:string-value="OT" calcext:value-type="string">
            <text:p>OT</text:p>
          </table:table-cell>
          <table:table-cell table:style-name="ce5" table:formula="of:=[raw.C22]" office:value-type="float" office:value="0.0368" calcext:value-type="float">
            <text:p>0.037</text:p>
          </table:table-cell>
          <table:table-cell table:style-name="ce7" table:formula="of:=[raw.D22]" office:value-type="float" office:value="0.8479" calcext:value-type="float">
            <text:p>0.848</text:p>
          </table:table-cell>
          <table:table-cell table:style-name="ce5" table:formula="of:=[raw.E22]" office:value-type="float" office:value="0.0008" calcext:value-type="float">
            <text:p>0.001</text:p>
          </table:table-cell>
          <table:table-cell table:style-name="ce8" table:formula="of:=[raw.F22]" office:value-type="float" office:value="0.9781" calcext:value-type="float">
            <text:p>0.978</text:p>
          </table:table-cell>
          <table:table-cell table:style-name="ce5" table:formula="of:=[raw.G22]" office:value-type="float" office:value="0.9848" calcext:value-type="float">
            <text:p>0.985</text:p>
          </table:table-cell>
          <table:table-cell table:style-name="ce9" table:formula="of:=[raw.H22]" office:value-type="float" office:value="0.321" calcext:value-type="float">
            <text:p>0.321</text:p>
          </table:table-cell>
          <table:table-cell table:style-name="ce5" table:formula="of:=[raw.I22]" office:value-type="float" office:value="3.482" calcext:value-type="float">
            <text:p>3.482</text:p>
          </table:table-cell>
          <table:table-cell table:style-name="ce10" table:formula="of:=[raw.J22]" office:value-type="float" office:value="0.062" calcext:value-type="float">
            <text:p>0.062</text:p>
          </table:table-cell>
          <table:table-cell table:number-columns-repeated="1014"/>
        </table:table-row>
        <table:table-row table:style-name="ro1">
          <table:table-cell table:style-name="ce3" table:formula="of:=[raw.A23]" office:value-type="string" office:string-value="CS" calcext:value-type="string">
            <text:p>CS</text:p>
          </table:table-cell>
          <table:table-cell table:style-name="ce3" table:formula="of:=[raw.B23]" office:value-type="string" office:string-value="A" calcext:value-type="string">
            <text:p>A</text:p>
          </table:table-cell>
          <table:table-cell table:style-name="ce5" table:formula="of:=[raw.C23]" office:value-type="float" office:value="0.0249" calcext:value-type="float">
            <text:p>0.025</text:p>
          </table:table-cell>
          <table:table-cell table:style-name="ce7" table:formula="of:=[raw.D23]" office:value-type="float" office:value="0.8747" calcext:value-type="float">
            <text:p>0.875</text:p>
          </table:table-cell>
          <table:table-cell table:style-name="ce5" table:formula="of:=[raw.E23]" office:value-type="float" office:value="0.1681" calcext:value-type="float">
            <text:p>0.168</text:p>
          </table:table-cell>
          <table:table-cell table:style-name="ce8" table:formula="of:=[raw.F23]" office:value-type="float" office:value="0.6818" calcext:value-type="float">
            <text:p>0.682</text:p>
          </table:table-cell>
          <table:table-cell table:style-name="ce5" table:formula="of:=[raw.G23]" office:value-type="float" office:value="0.053" calcext:value-type="float">
            <text:p>0.053</text:p>
          </table:table-cell>
          <table:table-cell table:style-name="ce9" table:formula="of:=[raw.H23]" office:value-type="float" office:value="0.8179" calcext:value-type="float">
            <text:p>0.818</text:p>
          </table:table-cell>
          <table:table-cell table:style-name="ce5" table:formula="of:=[raw.I23]" office:value-type="float" office:value="1.3748" calcext:value-type="float">
            <text:p>1.375</text:p>
          </table:table-cell>
          <table:table-cell table:style-name="ce10" table:formula="of:=[raw.J23]" office:value-type="float" office:value="0.241" calcext:value-type="float">
            <text:p>0.241</text:p>
          </table:table-cell>
          <table:table-cell table:number-columns-repeated="1014"/>
        </table:table-row>
        <table:table-row table:style-name="ro1">
          <table:table-cell table:style-name="ce3" table:formula="of:=[raw.A24]" office:value-type="string" office:string-value="CS" calcext:value-type="string">
            <text:p>CS</text:p>
          </table:table-cell>
          <table:table-cell table:style-name="ce3" table:formula="of:=[raw.B24]" office:value-type="string" office:string-value="AT" calcext:value-type="string">
            <text:p>AT</text:p>
          </table:table-cell>
          <table:table-cell table:style-name="ce5" table:formula="of:=[raw.C24]" office:value-type="float" office:value="0.0424" calcext:value-type="float">
            <text:p>0.042</text:p>
          </table:table-cell>
          <table:table-cell table:style-name="ce7" table:formula="of:=[raw.D24]" office:value-type="float" office:value="0.8368" calcext:value-type="float">
            <text:p>0.837</text:p>
          </table:table-cell>
          <table:table-cell table:style-name="ce5" table:formula="of:=[raw.E24]" office:value-type="float" office:value="0.0106" calcext:value-type="float">
            <text:p>0.011</text:p>
          </table:table-cell>
          <table:table-cell table:style-name="ce8" table:formula="of:=[raw.F24]" office:value-type="float" office:value="0.918" calcext:value-type="float">
            <text:p>0.918</text:p>
          </table:table-cell>
          <table:table-cell table:style-name="ce5" table:formula="of:=[raw.G24]" office:value-type="float" office:value="0.8972" calcext:value-type="float">
            <text:p>0.897</text:p>
          </table:table-cell>
          <table:table-cell table:style-name="ce9" table:formula="of:=[raw.H24]" office:value-type="float" office:value="0.3435" calcext:value-type="float">
            <text:p>0.344</text:p>
          </table:table-cell>
          <table:table-cell table:style-name="ce5" table:formula="of:=[raw.I24]" office:value-type="float" office:value="0.0962" calcext:value-type="float">
            <text:p>0.096</text:p>
          </table:table-cell>
          <table:table-cell table:style-name="ce10" table:formula="of:=[raw.J24]" office:value-type="float" office:value="0.7564" calcext:value-type="float">
            <text:p>0.756</text:p>
          </table:table-cell>
          <table:table-cell table:number-columns-repeated="1014"/>
        </table:table-row>
        <table:table-row table:style-name="ro1">
          <table:table-cell table:style-name="ce3" table:formula="of:=[raw.A25]" office:value-type="string" office:string-value="CS" calcext:value-type="string">
            <text:p>CS</text:p>
          </table:table-cell>
          <table:table-cell table:style-name="ce3" table:formula="of:=[raw.B25]" office:value-type="string" office:string-value="AO" calcext:value-type="string">
            <text:p>AO</text:p>
          </table:table-cell>
          <table:table-cell table:style-name="ce5" table:formula="of:=[raw.C25]" office:value-type="float" office:value="0" calcext:value-type="float">
            <text:p>0.000</text:p>
          </table:table-cell>
          <table:table-cell table:style-name="ce7" table:formula="of:=[raw.D25]" office:value-type="float" office:value="1" calcext:value-type="float">
            <text:p>1.000</text:p>
          </table:table-cell>
          <table:table-cell table:style-name="ce5" table:formula="of:=[raw.E25]" office:value-type="float" office:value="0.0159" calcext:value-type="float">
            <text:p>0.016</text:p>
          </table:table-cell>
          <table:table-cell table:style-name="ce8" table:formula="of:=[raw.F25]" office:value-type="float" office:value="0.8996" calcext:value-type="float">
            <text:p>0.900</text:p>
          </table:table-cell>
          <table:table-cell table:style-name="ce5" table:formula="of:=[raw.G25]" office:value-type="float" office:value="0.1581" calcext:value-type="float">
            <text:p>0.158</text:p>
          </table:table-cell>
          <table:table-cell table:style-name="ce9" table:formula="of:=[raw.H25]" office:value-type="float" office:value="0.6909" calcext:value-type="float">
            <text:p>0.691</text:p>
          </table:table-cell>
          <table:table-cell table:style-name="ce5" table:formula="of:=[raw.I25]" office:value-type="float" office:value="2.3984" calcext:value-type="float">
            <text:p>2.398</text:p>
          </table:table-cell>
          <table:table-cell table:style-name="ce10" table:formula="of:=[raw.J25]" office:value-type="float" office:value="0.1215" calcext:value-type="float">
            <text:p>0.122</text:p>
          </table:table-cell>
          <table:table-cell table:number-columns-repeated="1014"/>
        </table:table-row>
        <table:table-row table:style-name="ro1">
          <table:table-cell table:style-name="ce3" table:formula="of:=[raw.A26]" office:value-type="string" office:string-value="CS" calcext:value-type="string">
            <text:p>CS</text:p>
          </table:table-cell>
          <table:table-cell table:style-name="ce3" table:formula="of:=[raw.B26]" office:value-type="string" office:string-value="AOT" calcext:value-type="string">
            <text:p>AOT</text:p>
          </table:table-cell>
          <table:table-cell table:style-name="ce5" table:formula="of:=[raw.C26]" office:value-type="float" office:value="0.0747" calcext:value-type="float">
            <text:p>0.075</text:p>
          </table:table-cell>
          <table:table-cell table:style-name="ce7" table:formula="of:=[raw.D26]" office:value-type="float" office:value="0.7846" calcext:value-type="float">
            <text:p>0.785</text:p>
          </table:table-cell>
          <table:table-cell table:style-name="ce5" table:formula="of:=[raw.E26]" office:value-type="float" office:value="0.042" calcext:value-type="float">
            <text:p>0.042</text:p>
          </table:table-cell>
          <table:table-cell table:style-name="ce8" table:formula="of:=[raw.F26]" office:value-type="float" office:value="0.8376" calcext:value-type="float">
            <text:p>0.838</text:p>
          </table:table-cell>
          <table:table-cell table:style-name="ce5" table:formula="of:=[raw.G26]" office:value-type="float" office:value="0.8414" calcext:value-type="float">
            <text:p>0.841</text:p>
          </table:table-cell>
          <table:table-cell table:style-name="ce9" table:formula="of:=[raw.H26]" office:value-type="float" office:value="0.359" calcext:value-type="float">
            <text:p>0.359</text:p>
          </table:table-cell>
          <table:table-cell table:style-name="ce5" table:formula="of:=[raw.I26]" office:value-type="float" office:value="1.2756" calcext:value-type="float">
            <text:p>1.276</text:p>
          </table:table-cell>
          <table:table-cell table:style-name="ce10" table:formula="of:=[raw.J26]" office:value-type="float" office:value="0.2587" calcext:value-type="float">
            <text:p>0.259</text:p>
          </table:table-cell>
          <table:table-cell table:number-columns-repeated="1014"/>
        </table:table-row>
        <table:table-row table:style-name="ro1">
          <table:table-cell table:style-name="ce3" table:formula="of:=[raw.A27]" office:value-type="string" office:string-value="CA" calcext:value-type="string">
            <text:p>CA</text:p>
          </table:table-cell>
          <table:table-cell table:style-name="ce3" table:formula="of:=[raw.B27]" office:value-type="string" office:string-value="O" calcext:value-type="string">
            <text:p>O</text:p>
          </table:table-cell>
          <table:table-cell table:style-name="ce5" table:formula="of:=[raw.C27]" office:value-type="float" office:value="0.0696" calcext:value-type="float">
            <text:p>0.070</text:p>
          </table:table-cell>
          <table:table-cell table:style-name="ce7" table:formula="of:=[raw.D27]" office:value-type="float" office:value="0.7919" calcext:value-type="float">
            <text:p>0.792</text:p>
          </table:table-cell>
          <table:table-cell table:style-name="ce5" table:formula="of:=[raw.E27]" office:value-type="float" office:value="0.2783" calcext:value-type="float">
            <text:p>0.278</text:p>
          </table:table-cell>
          <table:table-cell table:style-name="ce8" table:formula="of:=[raw.F27]" office:value-type="float" office:value="0.5978" calcext:value-type="float">
            <text:p>0.598</text:p>
          </table:table-cell>
          <table:table-cell table:style-name="ce5" table:formula="of:=[raw.G27]" office:value-type="float" office:value="0.1955" calcext:value-type="float">
            <text:p>0.196</text:p>
          </table:table-cell>
          <table:table-cell table:style-name="ce9" table:formula="of:=[raw.H27]" office:value-type="float" office:value="0.6584" calcext:value-type="float">
            <text:p>0.658</text:p>
          </table:table-cell>
          <table:table-cell table:style-name="ce5" table:formula="of:=[raw.I27]" office:value-type="float" office:value="2.2277" calcext:value-type="float">
            <text:p>2.228</text:p>
          </table:table-cell>
          <table:table-cell table:style-name="ce10" table:formula="of:=[raw.J27]" office:value-type="float" office:value="0.1356" calcext:value-type="float">
            <text:p>0.136</text:p>
          </table:table-cell>
          <table:table-cell table:number-columns-repeated="1014"/>
        </table:table-row>
        <table:table-row table:style-name="ro1">
          <table:table-cell table:style-name="ce3" table:formula="of:=[raw.A28]" office:value-type="string" office:string-value="CA" calcext:value-type="string">
            <text:p>CA</text:p>
          </table:table-cell>
          <table:table-cell table:style-name="ce3" table:formula="of:=[raw.B28]" office:value-type="string" office:string-value="OT" calcext:value-type="string">
            <text:p>OT</text:p>
          </table:table-cell>
          <table:table-cell table:style-name="ce5" table:formula="of:=[raw.C28]" office:value-type="float" office:value="0.1976" calcext:value-type="float">
            <text:p>0.198</text:p>
          </table:table-cell>
          <table:table-cell table:style-name="ce7" table:formula="of:=[raw.D28]" office:value-type="float" office:value="0.6567" calcext:value-type="float">
            <text:p>0.657</text:p>
          </table:table-cell>
          <table:table-cell table:style-name="ce5" table:formula="of:=[raw.E28]" office:value-type="float" office:value="0.3513" calcext:value-type="float">
            <text:p>0.351</text:p>
          </table:table-cell>
          <table:table-cell table:style-name="ce8" table:formula="of:=[raw.F28]" office:value-type="float" office:value="0.5534" calcext:value-type="float">
            <text:p>0.553</text:p>
          </table:table-cell>
          <table:table-cell table:style-name="ce5" table:formula="of:=[raw.G28]" office:value-type="float" office:value="0.06" calcext:value-type="float">
            <text:p>0.060</text:p>
          </table:table-cell>
          <table:table-cell table:style-name="ce9" table:formula="of:=[raw.H28]" office:value-type="float" office:value="0.8065" calcext:value-type="float">
            <text:p>0.807</text:p>
          </table:table-cell>
          <table:table-cell table:style-name="ce5" table:formula="of:=[raw.I28]" office:value-type="float" office:value="2.4252" calcext:value-type="float">
            <text:p>2.425</text:p>
          </table:table-cell>
          <table:table-cell table:style-name="ce10" table:formula="of:=[raw.J28]" office:value-type="float" office:value="0.1194" calcext:value-type="float">
            <text:p>0.119</text:p>
          </table:table-cell>
          <table:table-cell table:number-columns-repeated="1014"/>
        </table:table-row>
        <table:table-row table:style-name="ro1">
          <table:table-cell table:style-name="ce3" table:formula="of:=[raw.A29]" office:value-type="string" office:string-value="CA" calcext:value-type="string">
            <text:p>CA</text:p>
          </table:table-cell>
          <table:table-cell table:style-name="ce3" table:formula="of:=[raw.B29]" office:value-type="string" office:string-value="A" calcext:value-type="string">
            <text:p>A</text:p>
          </table:table-cell>
          <table:table-cell table:style-name="ce5" table:formula="of:=[raw.C29]" office:value-type="float" office:value="0.354" calcext:value-type="float">
            <text:p>0.354</text:p>
          </table:table-cell>
          <table:table-cell table:style-name="ce7" table:formula="of:=[raw.D29]" office:value-type="float" office:value="0.5518" calcext:value-type="float">
            <text:p>0.552</text:p>
          </table:table-cell>
          <table:table-cell table:style-name="ce5" table:formula="of:=[raw.E29]" office:value-type="float" office:value="0.8743" calcext:value-type="float">
            <text:p>0.874</text:p>
          </table:table-cell>
          <table:table-cell table:style-name="ce8" table:formula="of:=[raw.F29]" office:value-type="float" office:value="0.3498" calcext:value-type="float">
            <text:p>0.350</text:p>
          </table:table-cell>
          <table:table-cell table:style-name="ce5" table:formula="of:=[raw.G29]" office:value-type="float" office:value="0.1643" calcext:value-type="float">
            <text:p>0.164</text:p>
          </table:table-cell>
          <table:table-cell table:style-name="ce9" table:formula="of:=[raw.H29]" office:value-type="float" office:value="0.6853" calcext:value-type="float">
            <text:p>0.685</text:p>
          </table:table-cell>
          <table:table-cell table:style-name="ce5" table:formula="of:=[raw.I29]" office:value-type="float" office:value="1.1424" calcext:value-type="float">
            <text:p>1.142</text:p>
          </table:table-cell>
          <table:table-cell table:style-name="ce10" table:formula="of:=[raw.J29]" office:value-type="float" office:value="0.2851" calcext:value-type="float">
            <text:p>0.285</text:p>
          </table:table-cell>
          <table:table-cell table:number-columns-repeated="1014"/>
        </table:table-row>
        <table:table-row table:style-name="ro1">
          <table:table-cell table:style-name="ce3" table:formula="of:=[raw.A30]" office:value-type="string" office:string-value="CA" calcext:value-type="string">
            <text:p>CA</text:p>
          </table:table-cell>
          <table:table-cell table:style-name="ce3" table:formula="of:=[raw.B30]" office:value-type="string" office:string-value="AT" calcext:value-type="string">
            <text:p>AT</text:p>
          </table:table-cell>
          <table:table-cell table:style-name="ce5" table:formula="of:=[raw.C30]" office:value-type="float" office:value="0.4854" calcext:value-type="float">
            <text:p>0.485</text:p>
          </table:table-cell>
          <table:table-cell table:style-name="ce7" table:formula="of:=[raw.D30]" office:value-type="float" office:value="0.486" calcext:value-type="float">
            <text:p>0.486</text:p>
          </table:table-cell>
          <table:table-cell table:style-name="ce5" table:formula="of:=[raw.E30]" office:value-type="float" office:value="0.4854" calcext:value-type="float">
            <text:p>0.485</text:p>
          </table:table-cell>
          <table:table-cell table:style-name="ce8" table:formula="of:=[raw.F30]" office:value-type="float" office:value="0.486" calcext:value-type="float">
            <text:p>0.486</text:p>
          </table:table-cell>
          <table:table-cell table:style-name="ce5" table:formula="of:=[raw.G30]" office:value-type="float" office:value="0.0455" calcext:value-type="float">
            <text:p>0.046</text:p>
          </table:table-cell>
          <table:table-cell table:style-name="ce9" table:formula="of:=[raw.H30]" office:value-type="float" office:value="0.8311" calcext:value-type="float">
            <text:p>0.831</text:p>
          </table:table-cell>
          <table:table-cell table:style-name="ce5" table:formula="of:=[raw.I30]" office:value-type="float" office:value="0.0335" calcext:value-type="float">
            <text:p>0.034</text:p>
          </table:table-cell>
          <table:table-cell table:style-name="ce10" table:formula="of:=[raw.J30]" office:value-type="float" office:value="0.8549" calcext:value-type="float">
            <text:p>0.855</text:p>
          </table:table-cell>
          <table:table-cell table:number-columns-repeated="1014"/>
        </table:table-row>
        <table:table-row table:style-name="ro1">
          <table:table-cell table:style-name="ce3" table:formula="of:=[raw.A31]" office:value-type="string" office:string-value="CA" calcext:value-type="string">
            <text:p>CA</text:p>
          </table:table-cell>
          <table:table-cell table:style-name="ce3" table:formula="of:=[raw.B31]" office:value-type="string" office:string-value="AO" calcext:value-type="string">
            <text:p>AO</text:p>
          </table:table-cell>
          <table:table-cell table:style-name="ce5" table:formula="of:=[raw.C31]" office:value-type="float" office:value="0.4247" calcext:value-type="float">
            <text:p>0.425</text:p>
          </table:table-cell>
          <table:table-cell table:style-name="ce7" table:formula="of:=[raw.D31]" office:value-type="float" office:value="0.5146" calcext:value-type="float">
            <text:p>0.515</text:p>
          </table:table-cell>
          <table:table-cell table:style-name="ce5" table:formula="of:=[raw.E31]" office:value-type="float" office:value="0.5018" calcext:value-type="float">
            <text:p>0.502</text:p>
          </table:table-cell>
          <table:table-cell table:style-name="ce8" table:formula="of:=[raw.F31]" office:value-type="float" office:value="0.4787" calcext:value-type="float">
            <text:p>0.479</text:p>
          </table:table-cell>
          <table:table-cell table:style-name="ce5" table:formula="of:=[raw.G31]" office:value-type="float" office:value="0.2661" calcext:value-type="float">
            <text:p>0.266</text:p>
          </table:table-cell>
          <table:table-cell table:style-name="ce9" table:formula="of:=[raw.H31]" office:value-type="float" office:value="0.606" calcext:value-type="float">
            <text:p>0.606</text:p>
          </table:table-cell>
          <table:table-cell table:style-name="ce5" table:formula="of:=[raw.I31]" office:value-type="float" office:value="1.9099" calcext:value-type="float">
            <text:p>1.910</text:p>
          </table:table-cell>
          <table:table-cell table:style-name="ce10" table:formula="of:=[raw.J31]" office:value-type="float" office:value="0.167" calcext:value-type="float">
            <text:p>0.167</text:p>
          </table:table-cell>
          <table:table-cell table:number-columns-repeated="1014"/>
        </table:table-row>
        <table:table-row table:style-name="ro1">
          <table:table-cell table:style-name="ce3" table:formula="of:=[raw.A32]" office:value-type="string" office:string-value="CA" calcext:value-type="string">
            <text:p>CA</text:p>
          </table:table-cell>
          <table:table-cell table:style-name="ce3" table:formula="of:=[raw.B32]" office:value-type="string" office:string-value="AOT" calcext:value-type="string">
            <text:p>AOT</text:p>
          </table:table-cell>
          <table:table-cell table:style-name="ce5" table:formula="of:=[raw.C32]" office:value-type="float" office:value="0.6349" calcext:value-type="float">
            <text:p>0.635</text:p>
          </table:table-cell>
          <table:table-cell table:style-name="ce7" table:formula="of:=[raw.D32]" office:value-type="float" office:value="0.4256" calcext:value-type="float">
            <text:p>0.426</text:p>
          </table:table-cell>
          <table:table-cell table:style-name="ce5" table:formula="of:=[raw.E32]" office:value-type="float" office:value="0.7363" calcext:value-type="float">
            <text:p>0.736</text:p>
          </table:table-cell>
          <table:table-cell table:style-name="ce8" table:formula="of:=[raw.F32]" office:value-type="float" office:value="0.3909" calcext:value-type="float">
            <text:p>0.391</text:p>
          </table:table-cell>
          <table:table-cell table:style-name="ce5" table:formula="of:=[raw.G32]" office:value-type="float" office:value="0.0017" calcext:value-type="float">
            <text:p>0.002</text:p>
          </table:table-cell>
          <table:table-cell table:style-name="ce9" table:formula="of:=[raw.H32]" office:value-type="float" office:value="0.9671" calcext:value-type="float">
            <text:p>0.967</text:p>
          </table:table-cell>
          <table:table-cell table:style-name="ce5" table:formula="of:=[raw.I32]" office:value-type="float" office:value="0.9024" calcext:value-type="float">
            <text:p>0.902</text:p>
          </table:table-cell>
          <table:table-cell table:style-name="ce10" table:formula="of:=[raw.J32]" office:value-type="float" office:value="0.3421" calcext:value-type="float">
            <text:p>0.342</text:p>
          </table:table-cell>
          <table:table-cell table:number-columns-repeated="1014"/>
        </table:table-row>
        <table:table-row table:style-name="ro1">
          <table:table-cell table:style-name="ce3" table:formula="of:=[raw.A33]" office:value-type="string" office:string-value="O" calcext:value-type="string">
            <text:p>O</text:p>
          </table:table-cell>
          <table:table-cell table:style-name="ce3" table:formula="of:=[raw.B33]" office:value-type="string" office:string-value="OT" calcext:value-type="string">
            <text:p>OT</text:p>
          </table:table-cell>
          <table:table-cell table:style-name="ce5" table:formula="of:=[raw.C33]" office:value-type="float" office:value="0.005" calcext:value-type="float">
            <text:p>0.005</text:p>
          </table:table-cell>
          <table:table-cell table:style-name="ce7" table:formula="of:=[raw.D33]" office:value-type="float" office:value="0.9437" calcext:value-type="float">
            <text:p>0.944</text:p>
          </table:table-cell>
          <table:table-cell table:style-name="ce5" table:formula="of:=[raw.E33]" office:value-type="float" office:value="0.005" calcext:value-type="float">
            <text:p>0.005</text:p>
          </table:table-cell>
          <table:table-cell table:style-name="ce8" table:formula="of:=[raw.F33]" office:value-type="float" office:value="0.9437" calcext:value-type="float">
            <text:p>0.944</text:p>
          </table:table-cell>
          <table:table-cell table:style-name="ce5" table:formula="of:=[raw.G33]" office:value-type="float" office:value="0.0212" calcext:value-type="float">
            <text:p>0.021</text:p>
          </table:table-cell>
          <table:table-cell table:style-name="ce9" table:formula="of:=[raw.H33]" office:value-type="float" office:value="0.8843" calcext:value-type="float">
            <text:p>0.884</text:p>
          </table:table-cell>
          <table:table-cell table:style-name="ce5" table:formula="of:=[raw.I33]" office:value-type="float" office:value="0.0053" calcext:value-type="float">
            <text:p>0.005</text:p>
          </table:table-cell>
          <table:table-cell table:style-name="ce10" table:formula="of:=[raw.J33]" office:value-type="float" office:value="0.9419" calcext:value-type="float">
            <text:p>0.942</text:p>
          </table:table-cell>
          <table:table-cell table:number-columns-repeated="1014"/>
        </table:table-row>
        <table:table-row table:style-name="ro1">
          <table:table-cell table:style-name="ce3" table:formula="of:=[raw.A34]" office:value-type="string" office:string-value="O" calcext:value-type="string">
            <text:p>O</text:p>
          </table:table-cell>
          <table:table-cell table:style-name="ce3" table:formula="of:=[raw.B34]" office:value-type="string" office:string-value="A" calcext:value-type="string">
            <text:p>A</text:p>
          </table:table-cell>
          <table:table-cell table:style-name="ce5" table:formula="of:=[raw.C34]" office:value-type="float" office:value="0.082" calcext:value-type="float">
            <text:p>0.082</text:p>
          </table:table-cell>
          <table:table-cell table:style-name="ce7" table:formula="of:=[raw.D34]" office:value-type="float" office:value="0.7746" calcext:value-type="float">
            <text:p>0.775</text:p>
          </table:table-cell>
          <table:table-cell table:style-name="ce5" table:formula="of:=[raw.E34]" office:value-type="float" office:value="0.1356" calcext:value-type="float">
            <text:p>0.136</text:p>
          </table:table-cell>
          <table:table-cell table:style-name="ce8" table:formula="of:=[raw.F34]" office:value-type="float" office:value="0.7127" calcext:value-type="float">
            <text:p>0.713</text:p>
          </table:table-cell>
          <table:table-cell table:style-name="ce5" table:formula="of:=[raw.G34]" office:value-type="float" office:value="0.0007" calcext:value-type="float">
            <text:p>0.001</text:p>
          </table:table-cell>
          <table:table-cell table:style-name="ce9" table:formula="of:=[raw.H34]" office:value-type="float" office:value="0.9795" calcext:value-type="float">
            <text:p>0.980</text:p>
          </table:table-cell>
          <table:table-cell table:style-name="ce5" table:formula="of:=[raw.I34]" office:value-type="float" office:value="0.1113" calcext:value-type="float">
            <text:p>0.111</text:p>
          </table:table-cell>
          <table:table-cell table:style-name="ce10" table:formula="of:=[raw.J34]" office:value-type="float" office:value="0.7387" calcext:value-type="float">
            <text:p>0.739</text:p>
          </table:table-cell>
          <table:table-cell table:number-columns-repeated="1014"/>
        </table:table-row>
        <table:table-row table:style-name="ro1">
          <table:table-cell table:style-name="ce3" table:formula="of:=[raw.A35]" office:value-type="string" office:string-value="O" calcext:value-type="string">
            <text:p>O</text:p>
          </table:table-cell>
          <table:table-cell table:style-name="ce3" table:formula="of:=[raw.B35]" office:value-type="string" office:string-value="AT" calcext:value-type="string">
            <text:p>AT</text:p>
          </table:table-cell>
          <table:table-cell table:style-name="ce5" table:formula="of:=[raw.C35]" office:value-type="float" office:value="0.1319" calcext:value-type="float">
            <text:p>0.132</text:p>
          </table:table-cell>
          <table:table-cell table:style-name="ce7" table:formula="of:=[raw.D35]" office:value-type="float" office:value="0.7165" calcext:value-type="float">
            <text:p>0.717</text:p>
          </table:table-cell>
          <table:table-cell table:style-name="ce5" table:formula="of:=[raw.E35]" office:value-type="float" office:value="0.0273" calcext:value-type="float">
            <text:p>0.027</text:p>
          </table:table-cell>
          <table:table-cell table:style-name="ce8" table:formula="of:=[raw.F35]" office:value-type="float" office:value="0.8689" calcext:value-type="float">
            <text:p>0.869</text:p>
          </table:table-cell>
          <table:table-cell table:style-name="ce5" table:formula="of:=[raw.G35]" office:value-type="float" office:value="0.0985" calcext:value-type="float">
            <text:p>0.099</text:p>
          </table:table-cell>
          <table:table-cell table:style-name="ce9" table:formula="of:=[raw.H35]" office:value-type="float" office:value="0.7536" calcext:value-type="float">
            <text:p>0.754</text:p>
          </table:table-cell>
          <table:table-cell table:style-name="ce5" table:formula="of:=[raw.I35]" office:value-type="float" office:value="1.6836" calcext:value-type="float">
            <text:p>1.684</text:p>
          </table:table-cell>
          <table:table-cell table:style-name="ce10" table:formula="of:=[raw.J35]" office:value-type="float" office:value="0.1944" calcext:value-type="float">
            <text:p>0.194</text:p>
          </table:table-cell>
          <table:table-cell table:number-columns-repeated="1014"/>
        </table:table-row>
        <table:table-row table:style-name="ro1">
          <table:table-cell table:style-name="ce3" table:formula="of:=[raw.A36]" office:value-type="string" office:string-value="O" calcext:value-type="string">
            <text:p>O</text:p>
          </table:table-cell>
          <table:table-cell table:style-name="ce3" table:formula="of:=[raw.B36]" office:value-type="string" office:string-value="AO" calcext:value-type="string">
            <text:p>AO</text:p>
          </table:table-cell>
          <table:table-cell table:style-name="ce5" table:formula="of:=[raw.C36]" office:value-type="float" office:value="0.1074" calcext:value-type="float">
            <text:p>0.107</text:p>
          </table:table-cell>
          <table:table-cell table:style-name="ce7" table:formula="of:=[raw.D36]" office:value-type="float" office:value="0.7431" calcext:value-type="float">
            <text:p>0.743</text:p>
          </table:table-cell>
          <table:table-cell table:style-name="ce5" table:formula="of:=[raw.E36]" office:value-type="float" office:value="0.0067" calcext:value-type="float">
            <text:p>0.007</text:p>
          </table:table-cell>
          <table:table-cell table:style-name="ce8" table:formula="of:=[raw.F36]" office:value-type="float" office:value="0.9347" calcext:value-type="float">
            <text:p>0.935</text:p>
          </table:table-cell>
          <table:table-cell table:style-name="ce5" table:formula="of:=[raw.G36]" office:value-type="float" office:value="0.0007" calcext:value-type="float">
            <text:p>0.001</text:p>
          </table:table-cell>
          <table:table-cell table:style-name="ce9" table:formula="of:=[raw.H36]" office:value-type="float" office:value="0.9795" calcext:value-type="float">
            <text:p>0.980</text:p>
          </table:table-cell>
          <table:table-cell table:style-name="ce5" table:formula="of:=[raw.I36]" office:value-type="float" office:value="0.0007" calcext:value-type="float">
            <text:p>0.001</text:p>
          </table:table-cell>
          <table:table-cell table:style-name="ce10" table:formula="of:=[raw.J36]" office:value-type="float" office:value="0.9795" calcext:value-type="float">
            <text:p>0.980</text:p>
          </table:table-cell>
          <table:table-cell table:number-columns-repeated="1014"/>
        </table:table-row>
        <table:table-row table:style-name="ro1">
          <table:table-cell table:style-name="ce3" table:formula="of:=[raw.A37]" office:value-type="string" office:string-value="O" calcext:value-type="string">
            <text:p>O</text:p>
          </table:table-cell>
          <table:table-cell table:style-name="ce3" table:formula="of:=[raw.B37]" office:value-type="string" office:string-value="AOT" calcext:value-type="string">
            <text:p>AOT</text:p>
          </table:table-cell>
          <table:table-cell table:style-name="ce5" table:formula="of:=[raw.C37]" office:value-type="float" office:value="0.0715" calcext:value-type="float">
            <text:p>0.072</text:p>
          </table:table-cell>
          <table:table-cell table:style-name="ce7" table:formula="of:=[raw.D37]" office:value-type="float" office:value="0.7892" calcext:value-type="float">
            <text:p>0.789</text:p>
          </table:table-cell>
          <table:table-cell table:style-name="ce5" table:formula="of:=[raw.E37]" office:value-type="float" office:value="0.1271" calcext:value-type="float">
            <text:p>0.127</text:p>
          </table:table-cell>
          <table:table-cell table:style-name="ce8" table:formula="of:=[raw.F37]" office:value-type="float" office:value="0.7215" calcext:value-type="float">
            <text:p>0.722</text:p>
          </table:table-cell>
          <table:table-cell table:style-name="ce5" table:formula="of:=[raw.G37]" office:value-type="float" office:value="0.2425" calcext:value-type="float">
            <text:p>0.243</text:p>
          </table:table-cell>
          <table:table-cell table:style-name="ce9" table:formula="of:=[raw.H37]" office:value-type="float" office:value="0.6224" calcext:value-type="float">
            <text:p>0.622</text:p>
          </table:table-cell>
          <table:table-cell table:style-name="ce5" table:formula="of:=[raw.I37]" office:value-type="float" office:value="0.2432" calcext:value-type="float">
            <text:p>0.243</text:p>
          </table:table-cell>
          <table:table-cell table:style-name="ce10" table:formula="of:=[raw.J37]" office:value-type="float" office:value="0.6219" calcext:value-type="float">
            <text:p>0.622</text:p>
          </table:table-cell>
          <table:table-cell table:number-columns-repeated="1014"/>
        </table:table-row>
        <table:table-row table:style-name="ro1">
          <table:table-cell table:style-name="ce3" table:formula="of:=[raw.A38]" office:value-type="string" office:string-value="OT" calcext:value-type="string">
            <text:p>OT</text:p>
          </table:table-cell>
          <table:table-cell table:style-name="ce3" table:formula="of:=[raw.B38]" office:value-type="string" office:string-value="A" calcext:value-type="string">
            <text:p>A</text:p>
          </table:table-cell>
          <table:table-cell table:style-name="ce5" table:formula="of:=[raw.C38]" office:value-type="float" office:value="0.0927" calcext:value-type="float">
            <text:p>0.093</text:p>
          </table:table-cell>
          <table:table-cell table:style-name="ce7" table:formula="of:=[raw.D38]" office:value-type="float" office:value="0.7608" calcext:value-type="float">
            <text:p>0.761</text:p>
          </table:table-cell>
          <table:table-cell table:style-name="ce5" table:formula="of:=[raw.E38]" office:value-type="float" office:value="0.2086" calcext:value-type="float">
            <text:p>0.209</text:p>
          </table:table-cell>
          <table:table-cell table:style-name="ce8" table:formula="of:=[raw.F38]" office:value-type="float" office:value="0.6479" calcext:value-type="float">
            <text:p>0.648</text:p>
          </table:table-cell>
          <table:table-cell table:style-name="ce5" table:formula="of:=[raw.G38]" office:value-type="float" office:value="0.0589" calcext:value-type="float">
            <text:p>0.059</text:p>
          </table:table-cell>
          <table:table-cell table:style-name="ce9" table:formula="of:=[raw.H38]" office:value-type="float" office:value="0.8083" calcext:value-type="float">
            <text:p>0.808</text:p>
          </table:table-cell>
          <table:table-cell table:style-name="ce5" table:formula="of:=[raw.I38]" office:value-type="float" office:value="0.0477" calcext:value-type="float">
            <text:p>0.048</text:p>
          </table:table-cell>
          <table:table-cell table:style-name="ce10" table:formula="of:=[raw.J38]" office:value-type="float" office:value="0.8271" calcext:value-type="float">
            <text:p>0.827</text:p>
          </table:table-cell>
          <table:table-cell table:number-columns-repeated="1014"/>
        </table:table-row>
        <table:table-row table:style-name="ro1">
          <table:table-cell table:style-name="ce3" table:formula="of:=[raw.A39]" office:value-type="string" office:string-value="OT" calcext:value-type="string">
            <text:p>OT</text:p>
          </table:table-cell>
          <table:table-cell table:style-name="ce3" table:formula="of:=[raw.B39]" office:value-type="string" office:string-value="AT" calcext:value-type="string">
            <text:p>AT</text:p>
          </table:table-cell>
          <table:table-cell table:style-name="ce5" table:formula="of:=[raw.C39]" office:value-type="float" office:value="0.1368" calcext:value-type="float">
            <text:p>0.137</text:p>
          </table:table-cell>
          <table:table-cell table:style-name="ce7" table:formula="of:=[raw.D39]" office:value-type="float" office:value="0.7115" calcext:value-type="float">
            <text:p>0.712</text:p>
          </table:table-cell>
          <table:table-cell table:style-name="ce5" table:formula="of:=[raw.E39]" office:value-type="float" office:value="0.0342" calcext:value-type="float">
            <text:p>0.034</text:p>
          </table:table-cell>
          <table:table-cell table:style-name="ce8" table:formula="of:=[raw.F39]" office:value-type="float" office:value="0.8533" calcext:value-type="float">
            <text:p>0.853</text:p>
          </table:table-cell>
          <table:table-cell table:style-name="ce5" table:formula="of:=[raw.G39]" office:value-type="float" office:value="0.0142" calcext:value-type="float">
            <text:p>0.014</text:p>
          </table:table-cell>
          <table:table-cell table:style-name="ce9" table:formula="of:=[raw.H39]" office:value-type="float" office:value="0.9052" calcext:value-type="float">
            <text:p>0.905</text:p>
          </table:table-cell>
          <table:table-cell table:style-name="ce5" table:formula="of:=[raw.I39]" office:value-type="float" office:value="1.4192" calcext:value-type="float">
            <text:p>1.419</text:p>
          </table:table-cell>
          <table:table-cell table:style-name="ce10" table:formula="of:=[raw.J39]" office:value-type="float" office:value="0.2335" calcext:value-type="float">
            <text:p>0.234</text:p>
          </table:table-cell>
          <table:table-cell table:number-columns-repeated="1014"/>
        </table:table-row>
        <table:table-row table:style-name="ro1">
          <table:table-cell table:style-name="ce3" table:formula="of:=[raw.A40]" office:value-type="string" office:string-value="OT" calcext:value-type="string">
            <text:p>OT</text:p>
          </table:table-cell>
          <table:table-cell table:style-name="ce3" table:formula="of:=[raw.B40]" office:value-type="string" office:string-value="AO" calcext:value-type="string">
            <text:p>AO</text:p>
          </table:table-cell>
          <table:table-cell table:style-name="ce5" table:formula="of:=[raw.C40]" office:value-type="float" office:value="0.0711" calcext:value-type="float">
            <text:p>0.071</text:p>
          </table:table-cell>
          <table:table-cell table:style-name="ce7" table:formula="of:=[raw.D40]" office:value-type="float" office:value="0.7897" calcext:value-type="float">
            <text:p>0.790</text:p>
          </table:table-cell>
          <table:table-cell table:style-name="ce5" table:formula="of:=[raw.E40]" office:value-type="float" office:value="0.0015" calcext:value-type="float">
            <text:p>0.002</text:p>
          </table:table-cell>
          <table:table-cell table:style-name="ce8" table:formula="of:=[raw.F40]" office:value-type="float" office:value="0.9696" calcext:value-type="float">
            <text:p>0.970</text:p>
          </table:table-cell>
          <table:table-cell table:style-name="ce5" table:formula="of:=[raw.G40]" office:value-type="float" office:value="0.1907" calcext:value-type="float">
            <text:p>0.191</text:p>
          </table:table-cell>
          <table:table-cell table:style-name="ce9" table:formula="of:=[raw.H40]" office:value-type="float" office:value="0.6623" calcext:value-type="float">
            <text:p>0.662</text:p>
          </table:table-cell>
          <table:table-cell table:style-name="ce5" table:formula="of:=[raw.I40]" office:value-type="float" office:value="0.0006" calcext:value-type="float">
            <text:p>0.001</text:p>
          </table:table-cell>
          <table:table-cell table:style-name="ce10" table:formula="of:=[raw.J40]" office:value-type="float" office:value="0.9806" calcext:value-type="float">
            <text:p>0.981</text:p>
          </table:table-cell>
          <table:table-cell table:number-columns-repeated="1014"/>
        </table:table-row>
        <table:table-row table:style-name="ro1">
          <table:table-cell table:style-name="ce3" table:formula="of:=[raw.A41]" office:value-type="string" office:string-value="OT" calcext:value-type="string">
            <text:p>OT</text:p>
          </table:table-cell>
          <table:table-cell table:style-name="ce3" table:formula="of:=[raw.B41]" office:value-type="string" office:string-value="AOT" calcext:value-type="string">
            <text:p>AOT</text:p>
          </table:table-cell>
          <table:table-cell table:style-name="ce5" table:formula="of:=[raw.C41]" office:value-type="float" office:value="0.084" calcext:value-type="float">
            <text:p>0.084</text:p>
          </table:table-cell>
          <table:table-cell table:style-name="ce7" table:formula="of:=[raw.D41]" office:value-type="float" office:value="0.7719" calcext:value-type="float">
            <text:p>0.772</text:p>
          </table:table-cell>
          <table:table-cell table:style-name="ce5" table:formula="of:=[raw.E41]" office:value-type="float" office:value="0.084" calcext:value-type="float">
            <text:p>0.084</text:p>
          </table:table-cell>
          <table:table-cell table:style-name="ce8" table:formula="of:=[raw.F41]" office:value-type="float" office:value="0.7719" calcext:value-type="float">
            <text:p>0.772</text:p>
          </table:table-cell>
          <table:table-cell table:style-name="ce5" table:formula="of:=[raw.G41]" office:value-type="float" office:value="0.027" calcext:value-type="float">
            <text:p>0.027</text:p>
          </table:table-cell>
          <table:table-cell table:style-name="ce9" table:formula="of:=[raw.H41]" office:value-type="float" office:value="0.8695" calcext:value-type="float">
            <text:p>0.870</text:p>
          </table:table-cell>
          <table:table-cell table:style-name="ce5" table:formula="of:=[raw.I41]" office:value-type="float" office:value="0.217" calcext:value-type="float">
            <text:p>0.217</text:p>
          </table:table-cell>
          <table:table-cell table:style-name="ce10" table:formula="of:=[raw.J41]" office:value-type="float" office:value="0.6414" calcext:value-type="float">
            <text:p>0.641</text:p>
          </table:table-cell>
          <table:table-cell table:number-columns-repeated="1014"/>
        </table:table-row>
        <table:table-row table:style-name="ro1">
          <table:table-cell table:style-name="ce3" table:formula="of:=[raw.A42]" office:value-type="string" office:string-value="A" calcext:value-type="string">
            <text:p>A</text:p>
          </table:table-cell>
          <table:table-cell table:style-name="ce3" table:formula="of:=[raw.B42]" office:value-type="string" office:string-value="AT" calcext:value-type="string">
            <text:p>AT</text:p>
          </table:table-cell>
          <table:table-cell table:style-name="ce5" table:formula="of:=[raw.C42]" office:value-type="float" office:value="0.0013" calcext:value-type="float">
            <text:p>0.001</text:p>
          </table:table-cell>
          <table:table-cell table:style-name="ce7" table:formula="of:=[raw.D42]" office:value-type="float" office:value="0.9716" calcext:value-type="float">
            <text:p>0.972</text:p>
          </table:table-cell>
          <table:table-cell table:style-name="ce5" table:formula="of:=[raw.E42]" office:value-type="float" office:value="0.1535" calcext:value-type="float">
            <text:p>0.154</text:p>
          </table:table-cell>
          <table:table-cell table:style-name="ce8" table:formula="of:=[raw.F42]" office:value-type="float" office:value="0.6952" calcext:value-type="float">
            <text:p>0.695</text:p>
          </table:table-cell>
          <table:table-cell table:style-name="ce5" table:formula="of:=[raw.G42]" office:value-type="float" office:value="0.053" calcext:value-type="float">
            <text:p>0.053</text:p>
          </table:table-cell>
          <table:table-cell table:style-name="ce9" table:formula="of:=[raw.H42]" office:value-type="float" office:value="0.8179" calcext:value-type="float">
            <text:p>0.818</text:p>
          </table:table-cell>
          <table:table-cell table:style-name="ce5" table:formula="of:=[raw.I42]" office:value-type="float" office:value="0.4491" calcext:value-type="float">
            <text:p>0.449</text:p>
          </table:table-cell>
          <table:table-cell table:style-name="ce10" table:formula="of:=[raw.J42]" office:value-type="float" office:value="0.5028" calcext:value-type="float">
            <text:p>0.503</text:p>
          </table:table-cell>
          <table:table-cell table:number-columns-repeated="1014"/>
        </table:table-row>
        <table:table-row table:style-name="ro1">
          <table:table-cell table:style-name="ce3" table:formula="of:=[raw.A43]" office:value-type="string" office:string-value="A" calcext:value-type="string">
            <text:p>A</text:p>
          </table:table-cell>
          <table:table-cell table:style-name="ce3" table:formula="of:=[raw.B43]" office:value-type="string" office:string-value="AO" calcext:value-type="string">
            <text:p>AO</text:p>
          </table:table-cell>
          <table:table-cell table:style-name="ce5" table:formula="of:=[raw.C43]" office:value-type="float" office:value="0.002" calcext:value-type="float">
            <text:p>0.002</text:p>
          </table:table-cell>
          <table:table-cell table:style-name="ce7" table:formula="of:=[raw.D43]" office:value-type="float" office:value="0.9647" calcext:value-type="float">
            <text:p>0.965</text:p>
          </table:table-cell>
          <table:table-cell table:style-name="ce5" table:formula="of:=[raw.E43]" office:value-type="float" office:value="0.0489" calcext:value-type="float">
            <text:p>0.049</text:p>
          </table:table-cell>
          <table:table-cell table:style-name="ce8" table:formula="of:=[raw.F43]" office:value-type="float" office:value="0.8249" calcext:value-type="float">
            <text:p>0.825</text:p>
          </table:table-cell>
          <table:table-cell table:style-name="ce5" table:formula="of:=[raw.G43]" office:value-type="float" office:value="0.0007" calcext:value-type="float">
            <text:p>0.001</text:p>
          </table:table-cell>
          <table:table-cell table:style-name="ce9" table:formula="of:=[raw.H43]" office:value-type="float" office:value="0.9795" calcext:value-type="float">
            <text:p>0.980</text:p>
          </table:table-cell>
          <table:table-cell table:style-name="ce5" table:formula="of:=[raw.I43]" office:value-type="float" office:value="0.0322" calcext:value-type="float">
            <text:p>0.032</text:p>
          </table:table-cell>
          <table:table-cell table:style-name="ce10" table:formula="of:=[raw.J43]" office:value-type="float" office:value="0.8575" calcext:value-type="float">
            <text:p>0.858</text:p>
          </table:table-cell>
          <table:table-cell table:number-columns-repeated="1014"/>
        </table:table-row>
        <table:table-row table:style-name="ro1">
          <table:table-cell table:style-name="ce3" table:formula="of:=[raw.A44]" office:value-type="string" office:string-value="A" calcext:value-type="string">
            <text:p>A</text:p>
          </table:table-cell>
          <table:table-cell table:style-name="ce3" table:formula="of:=[raw.B44]" office:value-type="string" office:string-value="AOT" calcext:value-type="string">
            <text:p>AOT</text:p>
          </table:table-cell>
          <table:table-cell table:style-name="ce5" table:formula="of:=[raw.C44]" office:value-type="float" office:value="0.0023" calcext:value-type="float">
            <text:p>0.002</text:p>
          </table:table-cell>
          <table:table-cell table:style-name="ce7" table:formula="of:=[raw.D44]" office:value-type="float" office:value="0.9616" calcext:value-type="float">
            <text:p>0.962</text:p>
          </table:table-cell>
          <table:table-cell table:style-name="ce5" table:formula="of:=[raw.E44]" office:value-type="float" office:value="0.0209" calcext:value-type="float">
            <text:p>0.021</text:p>
          </table:table-cell>
          <table:table-cell table:style-name="ce8" table:formula="of:=[raw.F44]" office:value-type="float" office:value="0.885" calcext:value-type="float">
            <text:p>0.885</text:p>
          </table:table-cell>
          <table:table-cell table:style-name="ce5" table:formula="of:=[raw.G44]" office:value-type="float" office:value="0.3029" calcext:value-type="float">
            <text:p>0.303</text:p>
          </table:table-cell>
          <table:table-cell table:style-name="ce9" table:formula="of:=[raw.H44]" office:value-type="float" office:value="0.582" calcext:value-type="float">
            <text:p>0.582</text:p>
          </table:table-cell>
          <table:table-cell table:style-name="ce5" table:formula="of:=[raw.I44]" office:value-type="float" office:value="0.068" calcext:value-type="float">
            <text:p>0.068</text:p>
          </table:table-cell>
          <table:table-cell table:style-name="ce10" table:formula="of:=[raw.J44]" office:value-type="float" office:value="0.7942" calcext:value-type="float">
            <text:p>0.794</text:p>
          </table:table-cell>
          <table:table-cell table:number-columns-repeated="1014"/>
        </table:table-row>
        <table:table-row table:style-name="ro1">
          <table:table-cell table:style-name="ce3" table:formula="of:=[raw.A45]" office:value-type="string" office:string-value="AT" calcext:value-type="string">
            <text:p>AT</text:p>
          </table:table-cell>
          <table:table-cell table:style-name="ce3" table:formula="of:=[raw.B45]" office:value-type="string" office:string-value="AO" calcext:value-type="string">
            <text:p>AO</text:p>
          </table:table-cell>
          <table:table-cell table:style-name="ce5" table:formula="of:=[raw.C45]" office:value-type="float" office:value="0.0114" calcext:value-type="float">
            <text:p>0.011</text:p>
          </table:table-cell>
          <table:table-cell table:style-name="ce7" table:formula="of:=[raw.D45]" office:value-type="float" office:value="0.915" calcext:value-type="float">
            <text:p>0.915</text:p>
          </table:table-cell>
          <table:table-cell table:style-name="ce5" table:formula="of:=[raw.E45]" office:value-type="float" office:value="0.0013" calcext:value-type="float">
            <text:p>0.001</text:p>
          </table:table-cell>
          <table:table-cell table:style-name="ce8" table:formula="of:=[raw.F45]" office:value-type="float" office:value="0.9716" calcext:value-type="float">
            <text:p>0.972</text:p>
          </table:table-cell>
          <table:table-cell table:style-name="ce5" table:formula="of:=[raw.G45]" office:value-type="float" office:value="0.074" calcext:value-type="float">
            <text:p>0.074</text:p>
          </table:table-cell>
          <table:table-cell table:style-name="ce9" table:formula="of:=[raw.H45]" office:value-type="float" office:value="0.7856" calcext:value-type="float">
            <text:p>0.786</text:p>
          </table:table-cell>
          <table:table-cell table:style-name="ce5" table:formula="of:=[raw.I45]" office:value-type="float" office:value="0.9272" calcext:value-type="float">
            <text:p>0.927</text:p>
          </table:table-cell>
          <table:table-cell table:style-name="ce10" table:formula="of:=[raw.J45]" office:value-type="float" office:value="0.3356" calcext:value-type="float">
            <text:p>0.336</text:p>
          </table:table-cell>
          <table:table-cell table:number-columns-repeated="1014"/>
        </table:table-row>
        <table:table-row table:style-name="ro1">
          <table:table-cell table:style-name="ce3" table:formula="of:=[raw.A46]" office:value-type="string" office:string-value="AT" calcext:value-type="string">
            <text:p>AT</text:p>
          </table:table-cell>
          <table:table-cell table:style-name="ce3" table:formula="of:=[raw.B46]" office:value-type="string" office:string-value="AOT" calcext:value-type="string">
            <text:p>AOT</text:p>
          </table:table-cell>
          <table:table-cell table:style-name="ce5" table:formula="of:=[raw.C46]" office:value-type="float" office:value="0.006" calcext:value-type="float">
            <text:p>0.006</text:p>
          </table:table-cell>
          <table:table-cell table:style-name="ce7" table:formula="of:=[raw.D46]" office:value-type="float" office:value="0.9384" calcext:value-type="float">
            <text:p>0.938</text:p>
          </table:table-cell>
          <table:table-cell table:style-name="ce5" table:formula="of:=[raw.E46]" office:value-type="float" office:value="0.006" calcext:value-type="float">
            <text:p>0.006</text:p>
          </table:table-cell>
          <table:table-cell table:style-name="ce8" table:formula="of:=[raw.F46]" office:value-type="float" office:value="0.9384" calcext:value-type="float">
            <text:p>0.938</text:p>
          </table:table-cell>
          <table:table-cell table:style-name="ce5" table:formula="of:=[raw.G46]" office:value-type="float" office:value="0.0138" calcext:value-type="float">
            <text:p>0.014</text:p>
          </table:table-cell>
          <table:table-cell table:style-name="ce9" table:formula="of:=[raw.H46]" office:value-type="float" office:value="0.9064" calcext:value-type="float">
            <text:p>0.906</text:p>
          </table:table-cell>
          <table:table-cell table:style-name="ce5" table:formula="of:=[raw.I46]" office:value-type="float" office:value="0.2215" calcext:value-type="float">
            <text:p>0.222</text:p>
          </table:table-cell>
          <table:table-cell table:style-name="ce10" table:formula="of:=[raw.J46]" office:value-type="float" office:value="0.6379" calcext:value-type="float">
            <text:p>0.638</text:p>
          </table:table-cell>
          <table:table-cell table:number-columns-repeated="1014"/>
        </table:table-row>
        <table:table-row table:style-name="ro1">
          <table:table-cell table:style-name="ce3" table:formula="of:=[raw.A47]" office:value-type="string" office:string-value="AO" calcext:value-type="string">
            <text:p>AO</text:p>
          </table:table-cell>
          <table:table-cell table:style-name="ce3" table:formula="of:=[raw.B47]" office:value-type="string" office:string-value="AOT" calcext:value-type="string">
            <text:p>AOT</text:p>
          </table:table-cell>
          <table:table-cell table:style-name="ce5" table:formula="of:=[raw.C47]" office:value-type="float" office:value="0" calcext:value-type="float">
            <text:p>0.000</text:p>
          </table:table-cell>
          <table:table-cell table:style-name="ce7" table:formula="of:=[raw.D47]" office:value-type="float" office:value="1" calcext:value-type="float">
            <text:p>1.000</text:p>
          </table:table-cell>
          <table:table-cell table:style-name="ce5" table:formula="of:=[raw.E47]" office:value-type="float" office:value="0.084" calcext:value-type="float">
            <text:p>0.084</text:p>
          </table:table-cell>
          <table:table-cell table:style-name="ce8" table:formula="of:=[raw.F47]" office:value-type="float" office:value="0.772" calcext:value-type="float">
            <text:p>0.772</text:p>
          </table:table-cell>
          <table:table-cell table:style-name="ce5" table:formula="of:=[raw.G47]" office:value-type="float" office:value="0.3029" calcext:value-type="float">
            <text:p>0.303</text:p>
          </table:table-cell>
          <table:table-cell table:style-name="ce9" table:formula="of:=[raw.H47]" office:value-type="float" office:value="0.582" calcext:value-type="float">
            <text:p>0.582</text:p>
          </table:table-cell>
          <table:table-cell table:style-name="ce5" table:formula="of:=[raw.I47]" office:value-type="float" office:value="0.1893" calcext:value-type="float">
            <text:p>0.189</text:p>
          </table:table-cell>
          <table:table-cell table:style-name="ce10" table:formula="of:=[raw.J47]" office:value-type="float" office:value="0.6635" calcext:value-type="float">
            <text:p>0.664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lean.D3:clean.D47">
            <calcext:condition calcext:apply-style-name="Untitled2" calcext:value="&lt;=0.05" calcext:base-cell-address="clean.D3"/>
          </calcext:conditional-format>
          <calcext:conditional-format calcext:target-range-address="clean.F3:clean.F47">
            <calcext:condition calcext:apply-style-name="Untitled2" calcext:value="&lt;=0.05" calcext:base-cell-address="clean.F3"/>
          </calcext:conditional-format>
          <calcext:conditional-format calcext:target-range-address="clean.H3:clean.H47">
            <calcext:condition calcext:apply-style-name="Untitled2" calcext:value="&lt;=0.05" calcext:base-cell-address="clean.H3"/>
          </calcext:conditional-format>
          <calcext:conditional-format calcext:target-range-address="clean.J3:clean.J47">
            <calcext:condition calcext:apply-style-name="Untitled2" calcext:value="&lt;=0.05" calcext:base-cell-address="clean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2:52:26.412517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0T12:54:29.352314451</dc:date>
    <meta:editing-duration>PT12M23S</meta:editing-duration>
    <meta:editing-cycles>15</meta:editing-cycles>
    <meta:document-statistic meta:table-count="2" meta:cell-count="940" meta:object-count="0"/>
  </office:meta>
</office:document-meta>
</file>